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Grande" svg:font-family="'Lucida Grande', Verdana, Lucida, Helvetica, Arial,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ela1" style:family="table" style:master-page-name="MP0">
      <style:table-properties style:width="16.889cm" fo:margin-left="-0.217cm" style:page-number="auto" table:align="left"/>
    </style:style>
    <style:style style:name="Tabela1.A" style:family="table-column">
      <style:table-column-properties style:column-width="6.951cm"/>
    </style:style>
    <style:style style:name="Tabela1.B" style:family="table-column">
      <style:table-column-properties style:column-width="9.938cm"/>
    </style:style>
    <style:style style:name="Tabela1.1" style:family="table-row">
      <style:table-row-properties style:row-height="3cm" style:use-optimal-row-height="false"/>
    </style:style>
    <style:style style:name="Tabela1.A1" style:family="table-cell">
      <style:table-cell-properties style:vertical-align="middle" fo:padding-left="0.191cm" fo:padding-right="0.191cm" fo:padding-top="0cm" fo:padding-bottom="0cm" fo:border-left="1pt solid #000000" fo:border-right="1pt solid #000000" fo:border-top="1pt solid #000000" fo:border-bottom="0.5pt solid #000000" style:writing-mode="lr-tb"/>
    </style:style>
    <style:style style:name="Tabela1.2" style:family="table-row">
      <style:table-row-properties style:row-height="1.3cm" style:use-optimal-row-height="false"/>
    </style:style>
    <style:style style:name="Tabela1.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ela1.B2" style:family="table-cell">
      <style:table-cell-properties style:vertical-align="middle" fo:padding-left="0.191cm" fo:padding-right="0.191cm" fo:padding-top="0cm" fo:padding-bottom="0cm" fo:border-left="0.5pt solid #000000" fo:border-right="1pt solid #000000" fo:border-top="0.5pt solid #000000" fo:border-bottom="0.5pt solid #000000" style:writing-mode="lr-tb"/>
    </style:style>
    <style:style style:name="Tabela1.3" style:family="table-row">
      <style:table-row-properties style:row-height="1.224cm" style:use-optimal-row-height="false"/>
    </style:style>
    <style:style style:name="Tabela1.4" style:family="table-row">
      <style:table-row-properties style:row-height="1.284cm" style:use-optimal-row-height="false"/>
    </style:style>
    <style:style style:name="Tabela1.A4"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1.A5" style:family="table-cell">
      <style:table-cell-properties style:vertical-align="middle" fo:padding-left="0.191cm" fo:padding-right="0.191cm" fo:padding-top="0cm" fo:padding-bottom="0cm" fo:border-left="1pt solid #000000" fo:border-right="none" fo:border-top="0.5pt solid #000000" fo:border-bottom="none" style:writing-mode="lr-tb"/>
    </style:style>
    <style:style style:name="Tabela1.B5" style:family="table-cell">
      <style:table-cell-properties style:vertical-align="middle" fo:padding-left="0.191cm" fo:padding-right="0.191cm" fo:padding-top="0cm" fo:padding-bottom="0cm" fo:border-left="0.5pt solid #000000" fo:border-right="1pt solid #000000" fo:border-top="0.5pt solid #000000" fo:border-bottom="none" style:writing-mode="lr-tb"/>
    </style:style>
    <style:style style:name="Tabela1.6" style:family="table-row">
      <style:table-row-properties style:row-height="1.064cm" style:use-optimal-row-height="false"/>
    </style:style>
    <style:style style:name="Tabela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B6" style:family="table-cell">
      <style:table-cell-properties style:vertical-align="middle" fo:padding-left="0.191cm" fo:padding-right="0.191cm" fo:padding-top="0cm" fo:padding-bottom="0cm" fo:border-left="0.5pt solid #000000" fo:border-right="1pt solid #000000" fo:border-top="none" fo:border-bottom="1pt solid #000000" style:writing-mode="lr-tb"/>
    </style:style>
    <style:style style:name="Tabela2" style:family="table">
      <style:table-properties style:width="11.255cm" fo:margin-left="2.625cm" table:align="left"/>
    </style:style>
    <style:style style:name="Tabela2.A" style:family="table-column">
      <style:table-column-properties style:column-width="3.103cm"/>
    </style:style>
    <style:style style:name="Tabela2.B" style:family="table-column">
      <style:table-column-properties style:column-width="3.44cm"/>
    </style:style>
    <style:style style:name="Tabela2.C" style:family="table-column">
      <style:table-column-properties style:column-width="4.713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212cm" fo:margin-bottom="0.212cm" loext:contextual-spacing="false" fo:text-align="center" style:justify-single-word="false" fo:break-before="page"/>
    </style:style>
    <style:style style:name="P2" style:family="paragraph" style:parent-style-name="Standard">
      <style:paragraph-properties fo:margin-top="0.212cm" fo:margin-bottom="0.212cm" loext:contextual-spacing="false"/>
    </style:style>
    <style:style style:name="P3" style:family="paragraph" style:parent-style-name="Standard">
      <style:paragraph-properties fo:margin-top="0.212cm" fo:margin-bottom="0.212cm" loext:contextual-spacing="false" fo:text-align="center" style:justify-single-word="false"/>
      <style:text-properties style:font-name="Century Schoolbook L" fo:font-size="12pt" style:font-size-asian="14pt" style:font-name-complex="Times New Roman" style:font-size-complex="14pt"/>
    </style:style>
    <style:style style:name="P4" style:family="paragraph" style:parent-style-name="Akapit_20_z_20_listą">
      <style:paragraph-properties fo:margin-left="0cm" fo:margin-right="0cm" fo:margin-top="0.212cm" fo:margin-bottom="0.212cm" loext:contextual-spacing="false" fo:text-align="center" style:justify-single-word="false" fo:text-indent="0cm" style:auto-text-indent="false">
        <style:tab-stops/>
      </style:paragraph-properties>
    </style:style>
    <style:style style:name="P5" style:family="paragraph" style:parent-style-name="Akapit_20_z_20_listą">
      <style:paragraph-properties fo:margin-left="0cm" fo:margin-right="0cm" fo:margin-top="0.212cm" fo:margin-bottom="0.212cm" loext:contextual-spacing="false" fo:text-indent="0cm" style:auto-text-indent="false">
        <style:tab-stops/>
      </style:paragraph-properties>
      <style:text-properties style:font-name="Century Schoolbook L" fo:font-size="10pt" style:font-size-asian="12pt" style:font-size-complex="12pt"/>
    </style:style>
    <style:style style:name="P6" style:family="paragraph" style:parent-style-name="Akapit_20_z_20_listą">
      <style:paragraph-properties fo:margin-left="0cm" fo:margin-right="0cm" fo:margin-top="0.413cm" fo:margin-bottom="0.413cm" loext:contextual-spacing="false" fo:text-align="center" style:justify-single-word="false" fo:text-indent="0cm" style:auto-text-indent="false">
        <style:tab-stops/>
      </style:paragraph-properties>
    </style:style>
    <style:style style:name="P7" style:family="paragraph" style:parent-style-name="Normalny">
      <loext:graphic-properties draw:fill="none"/>
      <style:paragraph-properties fo:margin-left="0cm" fo:margin-right="0cm" fo:margin-top="0cm" fo:margin-bottom="0cm" loext:contextual-spacing="false" fo:line-height="115%" fo:text-align="justify" style:justify-single-word="false" fo:hyphenation-ladder-count="no-limit" fo:text-indent="0cm" style:auto-text-indent="false" fo:background-color="transparent"/>
      <style:text-properties style:font-name="Century Schoolbook L" fo:font-size="10pt" fo:font-weight="normal" officeooo:rsid="00470260" officeooo:paragraph-rsid="0047a0cd" style:font-size-asian="10pt" style:font-weight-asian="normal" style:font-size-complex="10pt" style:font-weight-complex="normal" fo:hyphenate="false"/>
    </style:style>
    <style:style style:name="P8" style:family="paragraph" style:parent-style-name="Normalny">
      <loext:graphic-properties draw:fill="none"/>
      <style:paragraph-properties fo:margin-left="0cm" fo:margin-right="0cm" fo:margin-top="0cm" fo:margin-bottom="0cm" loext:contextual-spacing="false" fo:line-height="115%" fo:hyphenation-ladder-count="no-limit" fo:text-indent="0cm" style:auto-text-indent="false" fo:background-color="transparent"/>
      <style:text-properties style:font-name="Century Schoolbook L" fo:font-size="10pt" fo:font-weight="bold" officeooo:rsid="0048c6a8" officeooo:paragraph-rsid="0048c6a8" style:font-size-asian="10pt" style:font-weight-asian="bold" style:font-size-complex="10pt" style:font-weight-complex="bold" fo:hyphenate="false"/>
    </style:style>
    <style:style style:name="P9" style:family="paragraph" style:parent-style-name="Normalny">
      <loext:graphic-properties draw:fill="none"/>
      <style:paragraph-properties fo:margin-left="0cm" fo:margin-right="0cm" fo:margin-top="0cm" fo:margin-bottom="0cm" loext:contextual-spacing="false" fo:line-height="115%" fo:hyphenation-ladder-count="no-limit" fo:text-indent="0cm" style:auto-text-indent="false" fo:background-color="transparent"/>
      <style:text-properties style:font-name="Century Schoolbook L" fo:font-size="10pt" fo:font-weight="bold" officeooo:rsid="0049ca78" officeooo:paragraph-rsid="0049ca78" style:font-size-asian="10pt" style:font-weight-asian="bold" style:font-size-complex="10pt" style:font-weight-complex="bold" fo:hyphenate="false"/>
    </style:style>
    <style:style style:name="P10" style:family="paragraph" style:parent-style-name="Normalny" style:master-page-name="">
      <loext:graphic-properties draw:fill="none"/>
      <style:paragraph-properties fo:margin-left="0cm" fo:margin-right="0cm" fo:margin-top="0cm" fo:margin-bottom="0cm" loext:contextual-spacing="false" fo:line-height="115%" fo:hyphenation-ladder-count="no-limit" fo:text-indent="0cm" style:auto-text-indent="false" style:page-number="auto" fo:background-color="transparent"/>
      <style:text-properties style:font-name="Century Schoolbook L" fo:font-size="10pt" fo:font-weight="bold" officeooo:rsid="0048c6a8" officeooo:paragraph-rsid="0048c6a8" style:font-size-asian="10pt" style:font-weight-asian="bold" style:font-size-complex="10pt" style:font-weight-complex="bold" fo:hyphenate="false"/>
    </style:style>
    <style:style style:name="P11" style:family="paragraph" style:parent-style-name="Normalny" style:master-page-name="">
      <loext:graphic-properties draw:fill="none"/>
      <style:paragraph-properties fo:margin-left="0cm" fo:margin-right="0cm" fo:margin-top="0cm" fo:margin-bottom="0cm" loext:contextual-spacing="false" fo:line-height="115%" fo:hyphenation-ladder-count="no-limit" fo:text-indent="0cm" style:auto-text-indent="false" style:page-number="auto" fo:background-color="transparent"/>
      <style:text-properties style:font-name="Century Schoolbook L" fo:font-size="10pt" fo:font-weight="bold" officeooo:rsid="0049ca78" officeooo:paragraph-rsid="0049ca78" style:font-size-asian="10pt" style:font-weight-asian="bold" style:font-size-complex="10pt" style:font-weight-complex="bold" fo:hyphenate="false"/>
    </style:style>
    <style:style style:name="P12" style:family="paragraph" style:parent-style-name="Normalny" style:master-page-name="">
      <loext:graphic-properties draw:fill="none"/>
      <style:paragraph-properties fo:margin-left="0cm" fo:margin-right="0cm" fo:margin-top="0cm" fo:margin-bottom="0cm" loext:contextual-spacing="false" fo:line-height="115%" fo:text-align="justify" style:justify-single-word="false" fo:hyphenation-ladder-count="no-limit" fo:text-indent="0cm" style:auto-text-indent="false" style:page-number="auto" fo:background-color="transparent"/>
      <style:text-properties style:font-name="Century Schoolbook L" fo:font-size="10pt" fo:font-weight="bold" officeooo:rsid="0049ca78" officeooo:paragraph-rsid="0049ca78" style:font-size-asian="10pt" style:font-weight-asian="bold" style:font-size-complex="10pt" style:font-weight-complex="bold" fo:hyphenate="false"/>
    </style:style>
    <style:style style:name="P13" style:family="paragraph" style:parent-style-name="Normalny">
      <style:text-properties style:font-name="Liberation Serif"/>
    </style:style>
    <style:style style:name="P14" style:family="paragraph" style:parent-style-name="Normalny">
      <style:text-properties style:font-name="Century Schoolbook L" fo:font-size="12pt" fo:font-weight="bold" officeooo:rsid="00470260" officeooo:paragraph-rsid="00470260" style:font-size-asian="12pt" style:font-weight-asian="bold" style:font-size-complex="12pt" style:font-weight-complex="bold"/>
    </style:style>
    <style:style style:name="P15" style:family="paragraph" style:parent-style-name="Text_20_body">
      <style:paragraph-properties fo:margin-top="0cm" fo:margin-bottom="0cm" loext:contextual-spacing="false"/>
      <style:text-properties style:font-name="Liberation Serif" officeooo:paragraph-rsid="00231e30"/>
    </style:style>
    <style:style style:name="P16" style:family="paragraph" style:parent-style-name="Standard">
      <style:paragraph-properties fo:margin-top="0cm" fo:margin-bottom="0cm" loext:contextual-spacing="false" fo:text-align="justify" style:justify-single-word="false"/>
      <style:text-properties fo:color="#000000" style:font-name="Ubuntu Mono" fo:font-size="9pt" fo:font-weight="normal" officeooo:rsid="00503e9b" officeooo:paragraph-rsid="00503e9b" fo:background-color="#ffffff" style:font-size-asian="10pt" style:font-weight-asian="bold" style:font-size-complex="10pt" style:font-weight-complex="bold"/>
    </style:style>
    <style:style style:name="P17" style:family="paragraph" style:parent-style-name="Standard">
      <style:paragraph-properties fo:margin-top="0cm" fo:margin-bottom="0cm" loext:contextual-spacing="false" fo:text-align="justify" style:justify-single-word="false"/>
      <style:text-properties fo:color="#000000" style:font-name="Ubuntu Mono" fo:font-size="9pt" fo:font-weight="normal" officeooo:rsid="00503e9b" officeooo:paragraph-rsid="0051a5f9" fo:background-color="#ffffff" style:font-size-asian="10pt" style:font-weight-asian="bold" style:font-size-complex="10pt" style:font-weight-complex="bold"/>
    </style:style>
    <style:style style:name="P18" style:family="paragraph" style:parent-style-name="Standard">
      <style:paragraph-properties fo:margin-top="0cm" fo:margin-bottom="0cm" loext:contextual-spacing="false" fo:text-align="justify" style:justify-single-word="false"/>
      <style:text-properties fo:color="#000000" style:font-name="Ubuntu Mono" fo:font-size="9pt" fo:font-weight="normal" officeooo:rsid="00555757" officeooo:paragraph-rsid="00555757" fo:background-color="#ffffff" style:font-size-asian="10pt" style:font-weight-asian="bold" style:font-size-complex="10pt" style:font-weight-complex="bold"/>
    </style:style>
    <style:style style:name="P19" style:family="paragraph" style:parent-style-name="Standard">
      <style:paragraph-properties fo:margin-top="0cm" fo:margin-bottom="0cm" loext:contextual-spacing="false" style:line-height-at-least="0.423cm" fo:text-align="justify" style:justify-single-word="false"/>
      <style:text-properties style:font-name="Century Schoolbook L" fo:font-size="10pt" fo:font-weight="bold" officeooo:rsid="0052875d" officeooo:paragraph-rsid="0052875d" style:font-size-asian="10pt" style:font-weight-asian="bold" style:font-size-complex="10pt" style:font-weight-complex="bold"/>
    </style:style>
    <style:style style:name="P20"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2b4565" officeooo:paragraph-rsid="004361d0" style:font-size-asian="10pt" style:font-weight-asian="bold" style:font-size-complex="10pt" style:font-weight-complex="bold"/>
    </style:style>
    <style:style style:name="P21" style:family="paragraph" style:parent-style-name="Normalny">
      <style:paragraph-properties fo:margin-top="0cm" fo:margin-bottom="0cm" loext:contextual-spacing="false"/>
      <style:text-properties style:font-name="Century Schoolbook L" fo:font-size="10pt" fo:font-weight="bold" officeooo:rsid="0047a0cd" officeooo:paragraph-rsid="0047a0cd" style:font-size-asian="10pt" style:font-weight-asian="bold" style:font-size-complex="10pt" style:font-weight-complex="bold"/>
    </style:style>
    <style:style style:name="P22"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47a0cd" officeooo:paragraph-rsid="0047a0cd" style:font-size-asian="10pt" style:font-weight-asian="bold" style:font-size-complex="10pt" style:font-weight-complex="bold"/>
    </style:style>
    <style:style style:name="P23"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03e9b" officeooo:paragraph-rsid="00503e9b" style:font-size-asian="10pt" style:font-weight-asian="bold" style:font-size-complex="10pt" style:font-weight-complex="bold"/>
    </style:style>
    <style:style style:name="P24"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03e9b" officeooo:paragraph-rsid="0051a5f9" style:font-size-asian="10pt" style:font-weight-asian="bold" style:font-size-complex="10pt" style:font-weight-complex="bold"/>
    </style:style>
    <style:style style:name="P25"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1a5f9" officeooo:paragraph-rsid="0051a5f9" style:font-size-asian="10pt" style:font-weight-asian="bold" style:font-size-complex="10pt" style:font-weight-complex="bold"/>
    </style:style>
    <style:style style:name="P26"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2875d" officeooo:paragraph-rsid="0052875d" style:font-size-asian="10pt" style:font-weight-asian="bold" style:font-size-complex="10pt" style:font-weight-complex="bold"/>
    </style:style>
    <style:style style:name="P27" style:family="paragraph" style:parent-style-name="Normalny">
      <style:paragraph-properties fo:margin-top="0cm" fo:margin-bottom="0cm" loext:contextual-spacing="false" fo:text-align="justify" style:justify-single-word="false"/>
      <style:text-properties style:font-name="Century Schoolbook L" fo:font-size="10pt" fo:font-weight="bold" officeooo:paragraph-rsid="0052875d" style:font-size-asian="10pt" style:font-weight-asian="bold" style:font-size-complex="10pt" style:font-weight-complex="bold"/>
    </style:style>
    <style:style style:name="P28"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3981f" officeooo:paragraph-rsid="0053981f" style:font-size-asian="10pt" style:font-weight-asian="bold" style:font-size-complex="10pt" style:font-weight-complex="bold"/>
    </style:style>
    <style:style style:name="P29"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55757" officeooo:paragraph-rsid="00555757" style:font-size-asian="10pt" style:font-weight-asian="bold" style:font-size-complex="10pt" style:font-weight-complex="bold"/>
    </style:style>
    <style:style style:name="P30"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503e9b" officeooo:paragraph-rsid="00503e9b" style:font-size-asian="10pt" style:font-weight-asian="normal" style:font-size-complex="10pt" style:font-weight-complex="normal"/>
    </style:style>
    <style:style style:name="P31"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51a5f9" officeooo:paragraph-rsid="0051a5f9" style:font-size-asian="10pt" style:font-weight-asian="normal" style:font-size-complex="10pt" style:font-weight-complex="normal"/>
    </style:style>
    <style:style style:name="P32" style:family="paragraph" style:parent-style-name="Normalny">
      <style:paragraph-properties fo:margin-top="0cm" fo:margin-bottom="0cm" loext:contextual-spacing="false"/>
      <style:text-properties style:font-name="Century Schoolbook L" fo:font-size="10pt" fo:font-weight="normal" officeooo:rsid="0047a0cd" officeooo:paragraph-rsid="0047a0cd" style:font-size-asian="10pt" style:font-weight-asian="normal" style:font-size-complex="10pt" style:font-weight-complex="normal"/>
    </style:style>
    <style:style style:name="P33" style:family="paragraph" style:parent-style-name="Normalny">
      <loext:graphic-properties draw:fill="none"/>
      <style:paragraph-properties fo:margin-top="0cm" fo:margin-bottom="0cm" loext:contextual-spacing="false" fo:line-height="115%" fo:text-align="justify" style:justify-single-word="false" fo:hyphenation-ladder-count="no-limit" fo:background-color="transparent">
        <style:tab-stops/>
      </style:paragraph-properties>
      <style:text-properties style:font-name="Century Schoolbook L" fo:font-size="10pt" fo:font-weight="normal" officeooo:rsid="0047bb21" officeooo:paragraph-rsid="0047bb21" style:font-size-asian="10pt" style:font-weight-asian="normal" style:font-size-complex="10pt" style:font-weight-complex="normal" fo:hyphenate="false"/>
    </style:style>
    <style:style style:name="P34" style:family="paragraph" style:parent-style-name="Normalny">
      <loext:graphic-properties draw:fill="none"/>
      <style:paragraph-properties fo:margin-top="0cm" fo:margin-bottom="0cm" loext:contextual-spacing="false" fo:line-height="115%" fo:hyphenation-ladder-count="no-limit" fo:background-color="transparent"/>
      <style:text-properties style:font-name="Century Schoolbook L" fo:font-size="10pt" fo:font-weight="normal" officeooo:rsid="0049ca78" officeooo:paragraph-rsid="0049ca78" style:font-size-asian="10pt" style:font-weight-asian="normal" style:font-size-complex="10pt" style:font-weight-complex="normal" fo:hyphenate="false"/>
    </style:style>
    <style:style style:name="P35" style:family="paragraph" style:parent-style-name="Normalny">
      <loext:graphic-properties draw:fill="none"/>
      <style:paragraph-properties fo:margin-top="0cm" fo:margin-bottom="0cm" loext:contextual-spacing="false" fo:line-height="115%" fo:text-align="justify" style:justify-single-word="false" fo:hyphenation-ladder-count="no-limit" fo:background-color="transparent"/>
      <style:text-properties style:font-name="Century Schoolbook L" fo:font-size="10pt" fo:font-weight="normal" officeooo:rsid="004cb1cf" officeooo:paragraph-rsid="004cb1cf" style:font-size-asian="10pt" style:font-weight-asian="normal" style:font-size-complex="10pt" style:font-weight-complex="normal" fo:hyphenate="false"/>
    </style:style>
    <style:style style:name="P36"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52875d" officeooo:paragraph-rsid="0052875d" style:font-size-asian="10pt" style:font-weight-asian="normal" style:font-size-complex="10pt" style:font-weight-complex="normal"/>
    </style:style>
    <style:style style:name="P37" style:family="paragraph" style:parent-style-name="Normalny">
      <style:paragraph-properties fo:margin-top="0cm" fo:margin-bottom="0cm" loext:contextual-spacing="false" fo:text-align="justify" style:justify-single-word="false"/>
      <style:text-properties style:font-name="Century Schoolbook L" fo:font-size="12pt" fo:font-weight="bold" officeooo:rsid="00503e9b" officeooo:paragraph-rsid="00503e9b" style:font-size-asian="12pt" style:font-weight-asian="bold" style:font-size-complex="12pt" style:font-weight-complex="bold"/>
    </style:style>
    <style:style style:name="P38" style:family="paragraph" style:parent-style-name="Normalny">
      <style:paragraph-properties fo:margin-top="0cm" fo:margin-bottom="0cm" loext:contextual-spacing="false" fo:text-align="justify" style:justify-single-word="false"/>
      <style:text-properties style:font-name="Century Schoolbook L" fo:font-size="12pt" fo:font-weight="bold" officeooo:rsid="0051a5f9" officeooo:paragraph-rsid="0051a5f9" style:font-size-asian="10pt" style:font-weight-asian="bold" style:font-size-complex="10pt" style:font-weight-complex="bold"/>
    </style:style>
    <style:style style:name="P39" style:family="paragraph" style:parent-style-name="Normalny">
      <style:paragraph-properties fo:margin-top="0cm" fo:margin-bottom="0cm" loext:contextual-spacing="false"/>
      <style:text-properties style:font-name="Ubuntu Mono" fo:font-size="10pt" fo:font-weight="normal" officeooo:rsid="0047a0cd" officeooo:paragraph-rsid="0047a0cd" style:font-size-asian="10pt" style:font-weight-asian="normal" style:font-size-complex="10pt" style:font-weight-complex="normal"/>
    </style:style>
    <style:style style:name="P40" style:family="paragraph" style:parent-style-name="Normalny">
      <loext:graphic-properties draw:fill="none"/>
      <style:paragraph-properties fo:margin-top="0cm" fo:margin-bottom="0cm" loext:contextual-spacing="false" fo:line-height="115%" fo:hyphenation-ladder-count="no-limit" fo:background-color="transparent"/>
      <style:text-properties style:font-name="Ubuntu Mono" fo:font-size="10pt" fo:font-weight="normal" officeooo:rsid="0049ca78" officeooo:paragraph-rsid="0049ca78" style:font-size-asian="10pt" style:font-weight-asian="normal" style:font-size-complex="10pt" style:font-weight-complex="normal" fo:hyphenate="false"/>
    </style:style>
    <style:style style:name="P41" style:family="paragraph" style:parent-style-name="Normalny">
      <style:paragraph-properties fo:margin-top="0cm" fo:margin-bottom="0cm" loext:contextual-spacing="false" fo:text-align="justify" style:justify-single-word="false"/>
      <style:text-properties officeooo:paragraph-rsid="0052875d"/>
    </style:style>
    <style:style style:name="P42" style:family="paragraph" style:parent-style-name="Normalny">
      <style:paragraph-properties fo:margin-top="0cm" fo:margin-bottom="0cm" loext:contextual-spacing="false" fo:text-align="justify" style:justify-single-word="false"/>
      <style:text-properties fo:font-weight="bold" officeooo:rsid="0053981f" officeooo:paragraph-rsid="0053981f" style:font-weight-asian="bold" style:font-weight-complex="bold"/>
    </style:style>
    <style:style style:name="P43" style:family="paragraph" style:parent-style-name="Normalny">
      <style:paragraph-properties fo:margin-top="0cm" fo:margin-bottom="0cm" loext:contextual-spacing="false" fo:text-align="justify" style:justify-single-word="false"/>
      <style:text-properties officeooo:rsid="0053981f" officeooo:paragraph-rsid="0053981f"/>
    </style:style>
    <style:style style:name="P44" style:family="paragraph" style:parent-style-name="Normalny" style:master-page-name="">
      <loext:graphic-properties draw:fill="none"/>
      <style:paragraph-properties fo:margin-top="0cm" fo:margin-bottom="0cm" loext:contextual-spacing="false" fo:line-height="115%" fo:hyphenation-ladder-count="no-limit" style:page-number="auto" fo:background-color="transparent">
        <style:tab-stops/>
      </style:paragraph-properties>
      <style:text-properties style:font-name="Century Schoolbook L" fo:font-size="10pt" fo:font-weight="normal" officeooo:rsid="0047bb21" officeooo:paragraph-rsid="0047bb21" style:font-size-asian="10pt" style:font-weight-asian="normal" style:font-size-complex="10pt" style:font-weight-complex="normal" fo:hyphenate="false"/>
    </style:style>
    <style:style style:name="P45" style:family="paragraph" style:parent-style-name="Standard">
      <style:paragraph-properties fo:text-align="center" style:justify-single-word="false"/>
      <style:text-properties style:font-name="Century Schoolbook L" fo:font-size="8pt" style:font-size-asian="10pt" style:font-name-complex="Times New Roman" style:font-size-complex="10pt"/>
    </style:style>
    <style:style style:name="P46" style:family="paragraph" style:parent-style-name="Standard">
      <style:paragraph-properties fo:text-align="center" style:justify-single-word="false"/>
      <style:text-properties style:font-name="Century Schoolbook L" fo:font-size="18pt" fo:font-weight="bold" officeooo:rsid="00470260" officeooo:paragraph-rsid="00470260" style:font-size-asian="20pt" style:font-weight-asian="bold" style:font-name-complex="Times New Roman" style:font-size-complex="20pt"/>
    </style:style>
    <style:style style:name="P47" style:family="paragraph" style:parent-style-name="Standard">
      <style:paragraph-properties fo:text-align="center" style:justify-single-word="false"/>
      <style:text-properties style:font-name="Century Schoolbook L" fo:font-size="12pt" fo:font-weight="bold" officeooo:rsid="00470260" officeooo:paragraph-rsid="00470260" style:font-size-asian="14pt" style:font-weight-asian="bold" style:font-name-complex="Times New Roman" style:font-size-complex="14pt"/>
    </style:style>
    <style:style style:name="P48" style:family="paragraph" style:parent-style-name="Standard">
      <style:paragraph-properties style:line-height-at-least="0.423cm"/>
      <style:text-properties fo:color="#000000" style:font-name="Ubuntu Mono" fo:font-size="9pt" fo:font-weight="normal" fo:background-color="#ffffff"/>
    </style:style>
    <style:style style:name="P49" style:family="paragraph" style:parent-style-name="Standard">
      <style:paragraph-properties style:line-height-at-least="0.423cm" fo:text-align="justify" style:justify-single-word="false"/>
      <style:text-properties fo:color="#000000" style:font-name="Ubuntu Mono" fo:font-size="9pt" fo:font-weight="normal" officeooo:rsid="0055f7f2" officeooo:paragraph-rsid="0055f7f2" fo:background-color="#ffffff" style:font-size-asian="8.75pt" style:font-weight-asian="normal" style:font-size-complex="10pt" style:font-weight-complex="normal"/>
    </style:style>
    <style:style style:name="P50" style:family="paragraph" style:parent-style-name="Standard">
      <style:paragraph-properties style:line-height-at-least="0.423cm"/>
      <style:text-properties fo:color="#000000" style:font-name="Century Schoolbook L" fo:font-size="10pt" fo:font-weight="normal" officeooo:rsid="0051a5f9" officeooo:paragraph-rsid="0051a5f9" fo:background-color="#ffffff" style:font-size-asian="8.75pt" style:font-weight-asian="normal" style:font-size-complex="10pt" style:font-weight-complex="normal"/>
    </style:style>
    <style:style style:name="P51" style:family="paragraph" style:parent-style-name="Standard">
      <style:paragraph-properties style:line-height-at-least="0.423cm" fo:text-align="justify" style:justify-single-word="false"/>
      <style:text-properties fo:color="#000000" style:font-name="Century Schoolbook L" fo:font-size="10pt" fo:font-weight="normal" officeooo:rsid="0055f7f2" officeooo:paragraph-rsid="0055f7f2" fo:background-color="#ffffff" style:font-size-asian="8.75pt" style:font-weight-asian="normal" style:font-size-complex="10pt" style:font-weight-complex="normal"/>
    </style:style>
    <style:style style:name="P52" style:family="paragraph" style:parent-style-name="Standard">
      <style:paragraph-properties style:line-height-at-least="0.423cm" fo:text-align="justify" style:justify-single-word="false"/>
      <style:text-properties fo:color="#000000" style:font-name="Century Schoolbook L" fo:font-size="10pt" fo:font-weight="normal" officeooo:rsid="0055f7f2" officeooo:paragraph-rsid="0055f7f2" fo:background-color="#ffffff" style:font-size-asian="8.75pt" style:font-size-complex="10pt"/>
    </style:style>
    <style:style style:name="P53" style:family="paragraph" style:parent-style-name="Standard">
      <style:paragraph-properties style:line-height-at-least="0.423cm"/>
      <style:text-properties fo:color="#000000" style:font-name="Century Schoolbook L" fo:font-size="10pt" fo:font-weight="bold" officeooo:rsid="0051a5f9" officeooo:paragraph-rsid="0051a5f9" fo:background-color="#ffffff" style:font-size-asian="8.75pt" style:font-weight-asian="bold" style:font-size-complex="10pt" style:font-weight-complex="bold"/>
    </style:style>
    <style:style style:name="P54" style:family="paragraph" style:parent-style-name="Standard">
      <style:paragraph-properties style:line-height-at-least="0.423cm" fo:text-align="justify" style:justify-single-word="false"/>
      <style:text-properties fo:color="#000000" style:font-name="Century Schoolbook L" fo:font-size="10pt" fo:font-weight="bold" officeooo:rsid="0055f7f2" officeooo:paragraph-rsid="0055f7f2" fo:background-color="#ffffff" style:font-size-asian="8.75pt" style:font-weight-asian="bold" style:font-size-complex="10pt" style:font-weight-complex="bold"/>
    </style:style>
    <style:style style:name="P55" style:family="paragraph" style:parent-style-name="Standard">
      <style:paragraph-properties style:line-height-at-least="0.423cm"/>
      <style:text-properties fo:color="#000000" style:font-name="Century Schoolbook L" fo:font-size="10pt" fo:font-weight="bold" officeooo:rsid="0055f7f2" officeooo:paragraph-rsid="0055f7f2" fo:background-color="#ffffff" style:font-size-asian="8.75pt" style:font-weight-asian="bold" style:font-size-complex="10pt" style:font-weight-complex="bold"/>
    </style:style>
    <style:style style:name="P56" style:family="paragraph" style:parent-style-name="Standard">
      <style:paragraph-properties style:line-height-at-least="0.423cm" fo:text-align="justify" style:justify-single-word="false"/>
      <style:text-properties fo:color="#000000" style:font-name="Century Schoolbook L" fo:font-size="10pt" fo:font-weight="bold" officeooo:rsid="0056d105" officeooo:paragraph-rsid="0056d105" fo:background-color="#ffffff" style:font-size-asian="8.75pt" style:font-weight-asian="bold" style:font-size-complex="10pt" style:font-weight-complex="bold"/>
    </style:style>
    <style:style style:name="P57" style:family="paragraph" style:parent-style-name="Standard">
      <style:paragraph-properties style:line-height-at-least="0.423cm"/>
      <style:text-properties officeooo:paragraph-rsid="0051a5f9"/>
    </style:style>
    <style:style style:name="P58" style:family="paragraph" style:parent-style-name="Standard">
      <style:paragraph-properties style:line-height-at-least="0.423cm"/>
      <style:text-properties style:font-name="Ubuntu Mono"/>
    </style:style>
    <style:style style:name="P59" style:family="paragraph" style:parent-style-name="Standard">
      <style:paragraph-properties style:line-height-at-least="0.423cm"/>
      <style:text-properties fo:color="#0000ff" style:font-name="Ubuntu Mono" fo:font-size="9pt" fo:font-weight="normal" fo:background-color="#ffffff"/>
    </style:style>
    <style:style style:name="P60" style:family="paragraph" style:parent-style-name="Normalny">
      <loext:graphic-properties draw:fill="none"/>
      <style:paragraph-properties fo:margin-left="1.401cm" fo:margin-right="0cm" fo:margin-top="0cm" fo:margin-bottom="0cm" loext:contextual-spacing="false" fo:line-height="115%" fo:text-align="justify" style:justify-single-word="false" fo:hyphenation-ladder-count="no-limit" fo:text-indent="0cm" style:auto-text-indent="false" fo:background-color="transparent"/>
      <style:text-properties style:font-name="Century Schoolbook L" fo:font-size="10pt" fo:font-weight="normal" officeooo:rsid="0047a0cd" officeooo:paragraph-rsid="0047a0cd" style:font-size-asian="10pt" style:font-weight-asian="normal" style:font-size-complex="10pt" style:font-weight-complex="normal" fo:hyphenate="false"/>
    </style:style>
    <style:style style:name="P61" style:family="paragraph" style:parent-style-name="Normalny">
      <loext:graphic-properties draw:fill="none"/>
      <style:paragraph-properties fo:margin-left="0.801cm" fo:margin-right="0cm" fo:margin-top="0cm" fo:margin-bottom="0cm" loext:contextual-spacing="false" fo:line-height="115%" fo:hyphenation-ladder-count="no-limit" fo:text-indent="0cm" style:auto-text-indent="false" fo:background-color="transparent"/>
      <style:text-properties style:font-name="Century Schoolbook L" fo:font-size="10pt" fo:font-weight="bold" officeooo:rsid="0048c6a8" officeooo:paragraph-rsid="0048c6a8" style:font-size-asian="10pt" style:font-weight-asian="bold" style:font-size-complex="10pt" style:font-weight-complex="bold" fo:hyphenate="false"/>
    </style:style>
    <style:style style:name="P62" style:family="paragraph" style:parent-style-name="Normalny">
      <loext:graphic-properties draw:fill="none"/>
      <style:paragraph-properties fo:margin-left="0.801cm" fo:margin-right="0cm" fo:margin-top="0cm" fo:margin-bottom="0cm" loext:contextual-spacing="false" fo:line-height="115%" fo:hyphenation-ladder-count="no-limit" fo:text-indent="0cm" style:auto-text-indent="false" fo:background-color="transparent"/>
      <style:text-properties style:font-name="Century Schoolbook L" fo:font-size="10pt" fo:font-weight="bold" officeooo:rsid="0049ca78" officeooo:paragraph-rsid="0049ca78" style:font-size-asian="10pt" style:font-weight-asian="bold" style:font-size-complex="10pt" style:font-weight-complex="bold" fo:hyphenate="false"/>
    </style:style>
    <style:style style:name="P63" style:family="paragraph" style:parent-style-name="Table_20_Contents">
      <style:paragraph-properties fo:text-align="justify" style:justify-single-word="false"/>
      <style:text-properties style:font-name="Century Schoolbook L" fo:font-size="10pt" officeooo:rsid="0047a0cd" officeooo:paragraph-rsid="0047a0cd" style:font-size-asian="10pt" style:font-size-complex="10pt"/>
    </style:style>
    <style:style style:name="P64" style:family="paragraph" style:parent-style-name="Table_20_Contents">
      <style:paragraph-properties fo:text-align="start" style:justify-single-word="false"/>
      <style:text-properties style:font-name="Century Schoolbook L" fo:font-size="10pt" officeooo:rsid="0047a0cd" officeooo:paragraph-rsid="0047a0cd" style:font-size-asian="10pt" style:font-size-complex="10pt"/>
    </style:style>
    <style:style style:name="P65" style:family="paragraph" style:parent-style-name="Table_20_Contents">
      <style:paragraph-properties fo:text-align="justify" style:justify-single-word="false"/>
      <style:text-properties style:font-name="Century Schoolbook L" fo:font-size="10pt" style:font-size-asian="10pt" style:font-size-complex="10pt"/>
    </style:style>
    <style:style style:name="P66" style:family="paragraph" style:parent-style-name="Table_20_Contents">
      <style:paragraph-properties fo:text-align="center" style:justify-single-word="false"/>
      <style:text-properties style:font-name="Century Schoolbook L" fo:font-size="10pt" fo:font-weight="bold" officeooo:rsid="0047a0cd" officeooo:paragraph-rsid="0047a0cd" style:font-size-asian="10pt" style:font-weight-asian="bold" style:font-size-complex="10pt" style:font-weight-complex="bold"/>
    </style:style>
    <style:style style:name="P67" style:family="paragraph" style:parent-style-name="Standard">
      <style:paragraph-properties fo:margin-top="0cm" fo:margin-bottom="0cm" loext:contextual-spacing="false" style:line-height-at-least="0.423cm" fo:text-align="justify" style:justify-single-word="false"/>
      <style:text-properties fo:color="#000000" style:font-name="Century Schoolbook L" fo:font-size="10pt" fo:font-weight="normal" officeooo:rsid="0052875d" officeooo:paragraph-rsid="0052875d" fo:background-color="#ffffff" style:font-size-asian="8.75pt" style:font-weight-asian="normal" style:font-size-complex="10pt" style:font-weight-complex="normal"/>
    </style:style>
    <style:style style:name="P68" style:family="paragraph" style:parent-style-name="Standard">
      <style:paragraph-properties fo:margin-top="0cm" fo:margin-bottom="0cm" loext:contextual-spacing="false" style:line-height-at-least="0.423cm" fo:text-align="justify" style:justify-single-word="false"/>
      <style:text-properties fo:color="#000000" style:font-name="Century Schoolbook L" fo:font-size="10pt" fo:font-weight="bold" officeooo:rsid="0052875d" officeooo:paragraph-rsid="0058faec" fo:background-color="#ffffff" style:font-size-asian="10pt" style:font-weight-asian="bold" style:font-size-complex="10pt" style:font-weight-complex="bold"/>
    </style:style>
    <style:style style:name="P69" style:family="paragraph" style:parent-style-name="Standard">
      <style:paragraph-properties fo:margin-top="0cm" fo:margin-bottom="0cm" loext:contextual-spacing="false" style:line-height-at-least="0.423cm" fo:text-align="justify" style:justify-single-word="false"/>
      <style:text-properties fo:color="#000000" style:font-name="Liberation Serif" fo:font-size="10pt" fo:font-weight="normal" officeooo:rsid="0052875d" officeooo:paragraph-rsid="0052875d" fo:background-color="#ffffff" style:font-size-asian="8.75pt" style:font-weight-asian="normal" style:font-size-complex="10pt" style:font-weight-complex="normal"/>
    </style:style>
    <style:style style:name="P70" style:family="paragraph" style:parent-style-name="Standard">
      <style:paragraph-properties style:line-height-at-least="0.423cm"/>
      <style:text-properties style:font-name="Ubuntu Mono"/>
    </style:style>
    <style:style style:name="P71" style:family="paragraph" style:parent-style-name="Standard">
      <style:paragraph-properties style:line-height-at-least="0.423cm"/>
      <style:text-properties fo:color="#000000" style:font-name="Ubuntu Mono" fo:font-size="9pt" fo:font-weight="normal" fo:background-color="#ffffff"/>
    </style:style>
    <style:style style:name="P72" style:family="paragraph" style:parent-style-name="Standard">
      <style:paragraph-properties style:line-height-at-least="0.423cm"/>
      <style:text-properties fo:color="#000000" style:font-name="Century Schoolbook L" fo:font-size="10pt" fo:font-weight="bold" officeooo:rsid="0058faec" officeooo:paragraph-rsid="0058faec" fo:background-color="#ffffff" style:font-size-asian="8.75pt" style:font-weight-asian="bold" style:font-size-complex="10pt" style:font-weight-complex="bold"/>
    </style:style>
    <style:style style:name="P73" style:family="paragraph" style:parent-style-name="Standard">
      <style:paragraph-properties style:line-height-at-least="0.423cm" fo:text-align="justify" style:justify-single-word="false"/>
      <style:text-properties fo:color="#000000" style:font-name="Century Schoolbook L" fo:font-size="10pt" fo:font-weight="normal" officeooo:rsid="0058faec" officeooo:paragraph-rsid="0058faec" fo:background-color="#ffffff" style:font-size-asian="8.75pt" style:font-weight-asian="normal" style:font-size-complex="10pt" style:font-weight-complex="normal"/>
    </style:style>
    <style:style style:name="P74" style:family="paragraph" style:parent-style-name="Standard">
      <style:paragraph-properties style:line-height-at-least="0.423cm" fo:text-align="justify" style:justify-single-word="false"/>
      <style:text-properties fo:color="#000000" style:font-name="Century Schoolbook L" fo:font-size="12pt" fo:font-weight="bold" officeooo:rsid="0058faec" officeooo:paragraph-rsid="0058faec" fo:background-color="#ffffff" style:font-size-asian="10.5pt" style:font-weight-asian="bold" style:font-size-complex="12pt" style:font-weight-complex="bold"/>
    </style:style>
    <style:style style:name="P75" style:family="paragraph" style:parent-style-name="Normalny" style:list-style-name="L1">
      <style:paragraph-properties fo:margin-top="0cm" fo:margin-bottom="0cm" loext:contextual-spacing="false"/>
      <style:text-properties style:font-name="Century Schoolbook L" fo:font-size="10pt" fo:font-weight="bold" officeooo:rsid="00470260" officeooo:paragraph-rsid="00470260" style:font-size-asian="10pt" style:font-weight-asian="bold" style:font-size-complex="10pt" style:font-weight-complex="bold"/>
    </style:style>
    <style:style style:name="P76" style:family="paragraph" style:parent-style-name="Normalny" style:list-style-name="L1">
      <style:paragraph-properties fo:margin-top="0cm" fo:margin-bottom="0cm" loext:contextual-spacing="false"/>
      <style:text-properties style:font-name="Century Schoolbook L" fo:font-size="10pt" fo:font-weight="bold" officeooo:rsid="0047a0cd" officeooo:paragraph-rsid="0047a0cd" style:font-size-asian="10pt" style:font-weight-asian="bold" style:font-size-complex="10pt" style:font-weight-complex="bold"/>
    </style:style>
    <style:style style:name="P77" style:family="paragraph" style:parent-style-name="Normalny" style:list-style-name="L8">
      <loext:graphic-properties draw:fill="none"/>
      <style:paragraph-properties fo:margin-top="0cm" fo:margin-bottom="0cm" loext:contextual-spacing="false" fo:line-height="115%" fo:hyphenation-ladder-count="no-limit" fo:background-color="transparent"/>
      <style:text-properties style:font-name="Century Schoolbook L" fo:font-size="10pt" fo:font-weight="bold" officeooo:rsid="0049ca78" officeooo:paragraph-rsid="0049ca78" style:font-size-asian="10pt" style:font-weight-asian="bold" style:font-size-complex="10pt" style:font-weight-complex="bold" fo:hyphenate="false"/>
    </style:style>
    <style:style style:name="P78" style:family="paragraph" style:parent-style-name="Normalny" style:list-style-name="L9">
      <loext:graphic-properties draw:fill="none"/>
      <style:paragraph-properties fo:margin-top="0cm" fo:margin-bottom="0cm" loext:contextual-spacing="false" fo:line-height="115%" fo:hyphenation-ladder-count="no-limit" fo:background-color="transparent"/>
      <style:text-properties style:font-name="Century Schoolbook L" fo:font-size="10pt" fo:font-weight="bold" officeooo:rsid="004cb1cf" officeooo:paragraph-rsid="004cb1cf" style:font-size-asian="10pt" style:font-weight-asian="bold" style:font-size-complex="10pt" style:font-weight-complex="bold" fo:hyphenate="false"/>
    </style:style>
    <style:style style:name="P79"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55757" officeooo:paragraph-rsid="00555757" style:font-size-asian="10pt" style:font-weight-asian="bold" style:font-size-complex="10pt" style:font-weight-complex="bold"/>
    </style:style>
    <style:style style:name="P80" style:family="paragraph" style:parent-style-name="Normalny" style:list-style-name="L1">
      <style:paragraph-properties fo:margin-top="0cm" fo:margin-bottom="0cm" loext:contextual-spacing="false"/>
      <style:text-properties style:font-name="Century Schoolbook L" fo:font-size="10pt" fo:font-weight="normal" officeooo:rsid="00470260" officeooo:paragraph-rsid="00470260" style:font-size-asian="10pt" style:font-weight-asian="normal" style:font-size-complex="10pt" style:font-weight-complex="normal"/>
    </style:style>
    <style:style style:name="P81" style:family="paragraph" style:parent-style-name="Normalny" style:list-style-name="L2">
      <loext:graphic-properties draw:fill="none"/>
      <style:paragraph-properties fo:margin-top="0cm" fo:margin-bottom="0cm" loext:contextual-spacing="false" fo:line-height="115%" fo:text-align="justify" style:justify-single-word="false" fo:hyphenation-ladder-count="no-limit" fo:background-color="transparent"/>
      <style:text-properties style:font-name="Century Schoolbook L" fo:font-size="10pt" fo:font-weight="normal" officeooo:rsid="00470260" officeooo:paragraph-rsid="0047bb21" style:font-size-asian="10pt" style:font-weight-asian="normal" style:font-size-complex="10pt" style:font-weight-complex="normal" fo:hyphenate="false"/>
    </style:style>
    <style:style style:name="P82" style:family="paragraph" style:parent-style-name="Normalny" style:list-style-name="L6">
      <style:paragraph-properties fo:margin-top="0cm" fo:margin-bottom="0cm" loext:contextual-spacing="false" fo:text-align="justify" style:justify-single-word="false"/>
      <style:text-properties style:font-name="Century Schoolbook L" fo:font-size="10pt" fo:font-weight="normal" officeooo:rsid="0047bb21" officeooo:paragraph-rsid="0047bb21" style:font-size-asian="10pt" style:font-weight-asian="normal" style:font-size-complex="10pt" style:font-weight-complex="normal"/>
    </style:style>
    <style:style style:name="P83"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52875d" officeooo:paragraph-rsid="0052875d" style:font-size-asian="10pt" style:font-weight-asian="normal" style:font-size-complex="10pt" style:font-weight-complex="normal"/>
    </style:style>
    <style:style style:name="P84"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53981f" officeooo:paragraph-rsid="0052875d" style:font-size-asian="10pt" style:font-weight-asian="normal" style:font-size-complex="10pt" style:font-weight-complex="normal"/>
    </style:style>
    <style:style style:name="P85" style:family="paragraph" style:parent-style-name="Normalny" style:list-style-name="L3">
      <loext:graphic-properties draw:fill="none"/>
      <style:paragraph-properties fo:margin-top="0cm" fo:margin-bottom="0cm" loext:contextual-spacing="false" fo:line-height="115%" fo:hyphenation-ladder-count="no-limit" fo:background-color="transparent"/>
      <style:text-properties officeooo:rsid="004e83e2" officeooo:paragraph-rsid="004e83e2" fo:hyphenate="false"/>
    </style:style>
    <style:style style:name="P86" style:family="paragraph" style:parent-style-name="Normalny" style:list-style-name="L5">
      <style:paragraph-properties fo:margin-top="0cm" fo:margin-bottom="0cm" loext:contextual-spacing="false"/>
      <style:text-properties style:font-name="Ubuntu Mono" fo:font-size="10pt" fo:font-weight="normal" officeooo:rsid="0047a0cd" officeooo:paragraph-rsid="0047a0cd" style:font-size-asian="10pt" style:font-weight-asian="normal" style:font-size-complex="10pt" style:font-weight-complex="normal"/>
    </style:style>
    <style:style style:name="P87" style:family="paragraph" style:parent-style-name="Normalny" style:list-style-name="L8">
      <loext:graphic-properties draw:fill="none"/>
      <style:paragraph-properties fo:margin-top="0cm" fo:margin-bottom="0cm" loext:contextual-spacing="false" fo:line-height="115%" fo:hyphenation-ladder-count="no-limit" fo:background-color="transparent"/>
      <style:text-properties style:font-name="Ubuntu Mono" fo:font-size="10pt" fo:font-weight="normal" officeooo:rsid="0049ca78" officeooo:paragraph-rsid="0049ca78" style:font-size-asian="10pt" style:font-weight-asian="normal" style:font-size-complex="10pt" style:font-weight-complex="normal" fo:hyphenate="false"/>
    </style:style>
    <style:style style:name="P88" style:family="paragraph" style:parent-style-name="Normalny" style:list-style-name="L8">
      <loext:graphic-properties draw:fill="none"/>
      <style:paragraph-properties fo:margin-top="0cm" fo:margin-bottom="0cm" loext:contextual-spacing="false" fo:line-height="115%" fo:hyphenation-ladder-count="no-limit" fo:background-color="transparent"/>
      <style:text-properties style:font-name="Ubuntu Mono" fo:font-size="10pt" fo:font-weight="bold" officeooo:rsid="0049ca78" officeooo:paragraph-rsid="0049ca78" style:font-size-asian="10pt" style:font-weight-asian="bold" style:font-size-complex="10pt" style:font-weight-complex="bold" fo:hyphenate="false"/>
    </style:style>
    <style:style style:name="P89" style:family="paragraph" style:parent-style-name="Normalny" style:list-style-name="L7">
      <loext:graphic-properties draw:fill="none"/>
      <style:paragraph-properties fo:margin-top="0cm" fo:margin-bottom="0cm" loext:contextual-spacing="false" fo:line-height="115%" fo:text-align="justify" style:justify-single-word="false" fo:hyphenation-ladder-count="no-limit" fo:background-color="transparent">
        <style:tab-stops/>
      </style:paragraph-properties>
      <style:text-properties officeooo:rsid="0047bb21" officeooo:paragraph-rsid="0047bb21" fo:hyphenate="false"/>
    </style:style>
    <style:style style:name="P90" style:family="paragraph" style:parent-style-name="Normalny">
      <style:paragraph-properties fo:margin-top="0cm" fo:margin-bottom="0cm" loext:contextual-spacing="false" fo:text-align="justify" style:justify-single-word="false"/>
      <style:text-properties fo:font-variant="normal" fo:text-transform="none" fo:color="#000000" style:font-name="Century Schoolbook L" fo:font-size="10pt" fo:letter-spacing="normal" fo:font-style="normal" fo:font-weight="normal" officeooo:rsid="0053981f" officeooo:paragraph-rsid="0053981f" style:font-size-asian="10pt" style:font-weight-asian="normal" style:font-size-complex="10pt" style:font-weight-complex="normal"/>
    </style:style>
    <style:style style:name="P91" style:family="paragraph" style:parent-style-name="Normalny">
      <style:paragraph-properties fo:margin-top="0cm" fo:margin-bottom="0cm" loext:contextual-spacing="false" fo:text-align="justify" style:justify-single-word="false"/>
      <style:text-properties fo:font-variant="normal" fo:text-transform="none" fo:color="#000000" style:font-name="Century Schoolbook L" fo:font-size="10pt" fo:letter-spacing="normal" fo:font-style="normal" fo:font-weight="normal" officeooo:rsid="00555757" officeooo:paragraph-rsid="00555757" style:font-size-asian="10pt" style:font-weight-asian="normal" style:font-size-complex="10pt" style:font-weight-complex="normal"/>
    </style:style>
    <style:style style:name="P92" style:family="paragraph" style:parent-style-name="Normalny">
      <style:paragraph-properties fo:margin-top="0cm" fo:margin-bottom="0cm" loext:contextual-spacing="false" fo:text-align="justify" style:justify-single-word="false"/>
      <style:text-properties fo:font-variant="normal" fo:text-transform="none" fo:color="#000000" style:font-name="Century Schoolbook L" fo:font-size="10pt" fo:letter-spacing="normal" fo:font-style="normal" fo:font-weight="bold" officeooo:rsid="00555757" officeooo:paragraph-rsid="00555757" style:font-size-asian="10pt" style:font-weight-asian="bold" style:font-size-complex="10pt" style:font-weight-complex="bold"/>
    </style:style>
    <style:style style:name="P93" style:family="paragraph" style:parent-style-name="Normalny">
      <style:paragraph-properties fo:margin-top="0cm" fo:margin-bottom="0cm" loext:contextual-spacing="false" fo:text-align="justify" style:justify-single-word="false"/>
      <style:text-properties fo:font-variant="normal" fo:text-transform="none" fo:color="#000000" style:font-name="Century Schoolbook L" fo:font-size="10pt" fo:letter-spacing="normal" fo:font-style="normal" fo:font-weight="bold" officeooo:rsid="0055f7f2" officeooo:paragraph-rsid="0055f7f2" style:font-size-asian="10pt" style:font-weight-asian="bold" style:font-size-complex="10pt" style:font-weight-complex="bold"/>
    </style:style>
    <style:style style:name="P94" style:family="paragraph" style:parent-style-name="Normalny">
      <style:paragraph-properties fo:margin-top="0cm" fo:margin-bottom="0cm" loext:contextual-spacing="false" fo:text-align="justify" style:justify-single-word="false"/>
      <style:text-properties fo:font-variant="normal" fo:text-transform="none" fo:color="#000000" style:font-name="Ubuntu Mono" fo:font-size="10pt" fo:letter-spacing="normal" fo:font-style="normal" fo:font-weight="normal" officeooo:rsid="0053981f" officeooo:paragraph-rsid="0053981f" style:font-size-asian="10pt" style:font-weight-asian="normal" style:font-size-complex="10pt" style:font-weight-complex="normal"/>
    </style:style>
    <style:style style:name="P95" style:family="paragraph" style:parent-style-name="Normalny">
      <style:paragraph-properties fo:margin-top="0cm" fo:margin-bottom="0cm" loext:contextual-spacing="false" fo:text-align="justify" style:justify-single-word="false"/>
      <style:text-properties fo:font-variant="normal" fo:text-transform="none" fo:color="#000000" style:font-name="Lucida Grande" fo:font-size="9pt" fo:letter-spacing="normal" fo:font-style="normal" fo:font-weight="normal" officeooo:rsid="0052875d" officeooo:paragraph-rsid="0052875d"/>
    </style:style>
    <style:style style:name="P96" style:family="paragraph" style:parent-style-name="Normalny">
      <style:paragraph-properties fo:margin-top="0cm" fo:margin-bottom="0cm" loext:contextual-spacing="false" fo:text-align="justify" style:justify-single-word="false"/>
      <style:text-properties fo:font-variant="normal" fo:text-transform="none" fo:color="#000000" style:font-name="Lucida Grande" fo:font-size="9pt" fo:letter-spacing="normal" fo:font-style="normal" fo:font-weight="normal" officeooo:paragraph-rsid="0052875d"/>
    </style:style>
    <style:style style:name="P97" style:family="paragraph" style:parent-style-name="Normalny" style:list-style-name="L2" style:master-page-name="">
      <loext:graphic-properties draw:fill="none"/>
      <style:paragraph-properties fo:margin-top="0cm" fo:margin-bottom="0cm" loext:contextual-spacing="false" fo:line-height="115%" fo:text-align="justify" style:justify-single-word="false" fo:hyphenation-ladder-count="no-limit" style:page-number="auto" fo:background-color="transparent"/>
      <style:text-properties style:font-name="Century Schoolbook L" fo:font-size="10pt" fo:font-weight="normal" officeooo:rsid="00470260" officeooo:paragraph-rsid="0047bb21" style:font-size-asian="10pt" style:font-weight-asian="normal" style:font-size-complex="10pt" style:font-weight-complex="normal" fo:hyphenate="false"/>
    </style:style>
    <style:style style:name="P98" style:family="paragraph" style:parent-style-name="Normalny" style:list-style-name="L3" style:master-page-name="">
      <loext:graphic-properties draw:fill="none"/>
      <style:paragraph-properties fo:margin-top="0cm" fo:margin-bottom="0cm" loext:contextual-spacing="false" fo:line-height="115%" fo:hyphenation-ladder-count="no-limit" style:page-number="auto" fo:background-color="transparent"/>
      <style:text-properties officeooo:paragraph-rsid="004e83e2" fo:hyphenate="false"/>
    </style:style>
    <style:style style:name="P99" style:family="paragraph" style:parent-style-name="Normalny" style:list-style-name="L4" style:master-page-name="">
      <loext:graphic-properties draw:fill="none"/>
      <style:paragraph-properties fo:margin-left="2.701cm" fo:margin-right="0cm" fo:margin-top="0cm" fo:margin-bottom="0cm" loext:contextual-spacing="false" fo:line-height="115%" fo:hyphenation-ladder-count="no-limit" fo:text-indent="-0.801cm" style:auto-text-indent="false" style:page-number="auto" fo:background-color="transparent">
        <style:tab-stops/>
      </style:paragraph-properties>
      <style:text-properties officeooo:paragraph-rsid="0047a0cd" fo:hyphenate="false"/>
    </style:style>
    <style:style style:name="P100" style:family="paragraph" style:parent-style-name="Normalny" style:list-style-name="L1" style:master-page-name="">
      <loext:graphic-properties draw:fill="none"/>
      <style:paragraph-properties fo:margin-left="0.801cm" fo:margin-right="0cm" fo:margin-top="0cm" fo:margin-bottom="0cm" loext:contextual-spacing="false" fo:line-height="115%" fo:hyphenation-ladder-count="no-limit" fo:text-indent="0cm" style:auto-text-indent="false" style:page-number="auto" fo:background-color="transparent"/>
      <style:text-properties style:font-name="Century Schoolbook L" fo:font-size="10pt" fo:font-weight="bold" officeooo:rsid="0048c6a8" officeooo:paragraph-rsid="0048c6a8" style:font-size-asian="10pt" style:font-weight-asian="bold" style:font-size-complex="10pt" style:font-weight-complex="bold" fo:hyphenate="false"/>
    </style:style>
    <style:style style:name="P101" style:family="paragraph" style:parent-style-name="Normalny" style:list-style-name="L1" style:master-page-name="">
      <loext:graphic-properties draw:fill="none"/>
      <style:paragraph-properties fo:margin-left="0.801cm" fo:margin-right="0cm" fo:margin-top="0cm" fo:margin-bottom="0cm" loext:contextual-spacing="false" fo:line-height="115%" fo:hyphenation-ladder-count="no-limit" fo:text-indent="0cm" style:auto-text-indent="false" style:page-number="auto" fo:background-color="transparent"/>
      <style:text-properties style:font-name="Century Schoolbook L" fo:font-size="10pt" fo:font-weight="bold" officeooo:rsid="0049ca78" officeooo:paragraph-rsid="0049ca78" style:font-size-asian="10pt" style:font-weight-asian="bold" style:font-size-complex="10pt" style:font-weight-complex="bold" fo:hyphenate="false"/>
    </style:style>
    <style:style style:name="T1" style:family="text">
      <style:text-properties fo:font-variant="normal" fo:text-transform="none" fo:color="#000000" fo:font-size="11pt" fo:letter-spacing="normal" fo:font-style="normal" style:text-underline-style="none" fo:font-weight="normal" officeooo:rsid="000ccc3f" style:font-size-asian="11pt" style:font-weight-asian="normal" style:font-size-complex="11pt" style:font-weight-complex="normal"/>
    </style:style>
    <style:style style:name="T2" style:family="text">
      <style:text-properties fo:font-variant="normal" fo:text-transform="none" fo:color="#000000" style:font-name="Century Schoolbook L"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000000" style:font-name="Century Schoolbook L" fo:font-size="10pt" fo:letter-spacing="normal" fo:font-style="normal" style:font-size-asian="10pt" style:font-size-complex="10pt"/>
    </style:style>
    <style:style style:name="T4" style:family="text">
      <style:text-properties fo:font-variant="normal" fo:text-transform="none" fo:color="#000000" style:font-name="Century Schoolbook L"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color="#000000" style:font-name="Century Schoolbook L" fo:font-size="10pt" fo:letter-spacing="normal" fo:font-style="normal" fo:font-weight="bold" officeooo:rsid="0052875d" style:font-size-asian="10pt" style:font-weight-asian="bold" style:font-size-complex="10pt" style:font-weight-complex="bold"/>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fo:font-weight="normal" style:font-weight-asian="normal" style:font-weight-complex="normal"/>
    </style:style>
    <style:style style:name="T8" style:family="text">
      <style:text-properties fo:font-variant="normal" fo:text-transform="none" fo:color="#000000" fo:letter-spacing="normal" fo:font-style="normal" officeooo:rsid="0052875d"/>
    </style:style>
    <style:style style:name="T9" style:family="text">
      <style:text-properties fo:font-variant="normal" fo:text-transform="none" fo:color="#000000" style:font-name="Ubuntu Mono"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000000" style:font-name="Ubuntu Mono" fo:letter-spacing="normal" fo:font-style="normal" fo:font-weight="normal" style:font-weight-asian="normal" style:font-weight-complex="normal"/>
    </style:style>
    <style:style style:name="T11" style:family="text">
      <style:text-properties fo:font-variant="normal" fo:text-transform="none" fo:color="#000000" style:font-name="Ubuntu Mono" fo:letter-spacing="normal" fo:font-style="normal" fo:font-weight="normal" officeooo:rsid="00555757" style:font-weight-asian="normal" style:font-weight-complex="normal"/>
    </style:style>
    <style:style style:name="T12" style:family="text">
      <style:text-properties fo:font-variant="normal" fo:text-transform="none" fo:color="#0000ff" fo:letter-spacing="normal" fo:font-style="normal" style:font-weight-asian="normal" style:font-weight-complex="normal"/>
    </style:style>
    <style:style style:name="T13" style:family="text">
      <style:text-properties fo:font-variant="normal" fo:text-transform="none" fo:letter-spacing="normal" fo:font-style="normal" style:font-weight-asian="normal" style:font-weight-complex="normal"/>
    </style:style>
    <style:style style:name="T14" style:family="text">
      <style:text-properties fo:font-variant="normal" fo:text-transform="none" fo:color="#09885a" fo:letter-spacing="normal" fo:font-style="normal" style:font-weight-asian="normal" style:font-weight-complex="normal"/>
    </style:style>
    <style:style style:name="T15" style:family="text">
      <style:text-properties fo:color="#0000ff"/>
    </style:style>
    <style:style style:name="T16" style:family="text">
      <style:text-properties fo:color="#0000ff" fo:font-size="9pt" fo:font-weight="normal" fo:background-color="#ffffff" loext:char-shading-value="0"/>
    </style:style>
    <style:style style:name="T17" style:family="text">
      <style:text-properties fo:color="#a31515"/>
    </style:style>
    <style:style style:name="T18" style:family="text">
      <style:text-properties fo:color="#09885a"/>
    </style:style>
    <style:style style:name="T19" style:family="text">
      <style:text-properties fo:color="#09885a" fo:font-size="9pt" fo:font-weight="normal" fo:background-color="#ffffff" loext:char-shading-value="0"/>
    </style:style>
    <style:style style:name="T20" style:family="text">
      <style:text-properties style:font-name="Century Schoolbook L" fo:font-size="10pt" fo:font-weight="bold" officeooo:rsid="000b6a5b" style:font-size-asian="14pt" style:font-weight-asian="bold" style:font-size-complex="14pt"/>
    </style:style>
    <style:style style:name="T21" style:family="text">
      <style:text-properties style:font-name="Century Schoolbook L" fo:font-size="10pt" fo:font-weight="bold" style:font-size-asian="10pt" style:font-weight-asian="bold" style:font-size-complex="10pt" style:font-weight-complex="bold"/>
    </style:style>
    <style:style style:name="T22" style:family="text">
      <style:text-properties style:font-name="Century Schoolbook L" fo:font-size="10pt" fo:font-weight="bold" officeooo:rsid="0047a0cd" style:font-size-asian="10pt" style:font-weight-asian="bold" style:font-size-complex="10pt" style:font-weight-complex="bold"/>
    </style:style>
    <style:style style:name="T23" style:family="text">
      <style:text-properties style:font-name="Century Schoolbook L" fo:font-size="10pt" fo:font-weight="bold" officeooo:rsid="004e83e2" style:font-size-asian="10pt" style:font-weight-asian="bold" style:font-size-complex="10pt" style:font-weight-complex="bold"/>
    </style:style>
    <style:style style:name="T24" style:family="text">
      <style:text-properties style:font-name="Century Schoolbook L" fo:font-size="10pt" fo:font-weight="bold" officeooo:rsid="0052875d" style:font-size-asian="10pt" style:font-weight-asian="bold" style:font-size-complex="10pt" style:font-weight-complex="bold"/>
    </style:style>
    <style:style style:name="T25" style:family="text">
      <style:text-properties style:font-name="Century Schoolbook L" fo:font-size="10pt" fo:font-weight="normal" style:font-size-asian="10pt" style:font-weight-asian="normal" style:font-size-complex="10pt" style:font-weight-complex="normal"/>
    </style:style>
    <style:style style:name="T26" style:family="text">
      <style:text-properties style:font-name="Century Schoolbook L" fo:font-size="10pt" fo:font-weight="normal" officeooo:rsid="0047a0cd" style:font-size-asian="10pt" style:font-weight-asian="normal" style:font-size-complex="10pt" style:font-weight-complex="normal"/>
    </style:style>
    <style:style style:name="T27" style:family="text">
      <style:text-properties style:font-name="Century Schoolbook L" fo:font-size="10pt" fo:font-weight="normal" officeooo:rsid="004e83e2" style:font-size-asian="10pt" style:font-weight-asian="normal" style:font-size-complex="10pt" style:font-weight-complex="normal"/>
    </style:style>
    <style:style style:name="T28" style:family="text">
      <style:text-properties style:font-name="Century Schoolbook L"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Century Schoolbook L" fo:font-size="16pt" style:font-size-asian="18pt" style:font-name-complex="Times New Roman" style:font-size-complex="18pt"/>
    </style:style>
    <style:style style:name="T30" style:family="text">
      <style:text-properties style:font-name="Century Schoolbook L" fo:font-size="16pt" fo:font-weight="bold" style:font-size-asian="18pt" style:font-weight-asian="bold" style:font-name-complex="Times New Roman" style:font-size-complex="18pt"/>
    </style:style>
    <style:style style:name="T31" style:family="text">
      <style:text-properties style:font-name="Century Schoolbook L" fo:font-size="12pt" style:font-size-asian="14pt" style:font-name-complex="Times New Roman" style:font-size-complex="14pt"/>
    </style:style>
    <style:style style:name="T32" style:family="text">
      <style:text-properties style:font-name="Century Schoolbook L" fo:font-size="12pt" style:font-size-asian="14pt" style:font-size-complex="14pt"/>
    </style:style>
    <style:style style:name="T33" style:family="text">
      <style:text-properties style:font-name="Century Schoolbook L" fo:font-size="12pt" fo:font-weight="bold" style:font-size-asian="14pt" style:font-weight-asian="bold" style:font-name-complex="Times New Roman" style:font-size-complex="14pt"/>
    </style:style>
    <style:style style:name="T34" style:family="text">
      <style:text-properties style:font-name="Century Schoolbook L" fo:font-size="12pt" fo:font-weight="bold" officeooo:rsid="00470260" style:font-size-asian="14pt" style:font-weight-asian="bold" style:font-name-complex="Times New Roman" style:font-size-complex="14pt" style:font-weight-complex="bold"/>
    </style:style>
    <style:style style:name="T35" style:family="text">
      <style:text-properties style:font-name="Century Schoolbook L" fo:font-size="12pt" fo:font-weight="bold" officeooo:rsid="0033b21f" style:font-size-asian="14pt" style:font-weight-asian="bold" style:font-name-complex="Times New Roman" style:font-size-complex="14pt" style:font-weight-complex="bold"/>
    </style:style>
    <style:style style:name="T36" style:family="text">
      <style:text-properties style:font-name="Century Schoolbook L" fo:font-size="12pt" fo:font-weight="bold" officeooo:rsid="000b6a5b" style:font-size-asian="14pt" style:font-weight-asian="bold" style:font-size-complex="14pt"/>
    </style:style>
    <style:style style:name="T37" style:family="text">
      <style:text-properties fo:font-weight="bold" style:font-weight-asian="bold" style:font-weight-complex="bold"/>
    </style:style>
    <style:style style:name="T38" style:family="text">
      <style:text-properties officeooo:rsid="0047a0cd"/>
    </style:style>
    <style:style style:name="T39" style:family="text">
      <style:text-properties fo:font-weight="normal" style:font-weight-asian="normal" style:font-weight-complex="normal"/>
    </style:style>
    <style:style style:name="T40" style:family="text">
      <style:text-properties fo:font-weight="normal" officeooo:rsid="0049ca78" style:font-weight-asian="normal" style:font-weight-complex="normal"/>
    </style:style>
    <style:style style:name="T41" style:family="text">
      <style:text-properties fo:font-weight="normal" officeooo:rsid="004cb1cf" style:font-weight-asian="normal" style:font-weight-complex="normal"/>
    </style:style>
    <style:style style:name="T42" style:family="text">
      <style:text-properties fo:font-weight="normal" officeooo:rsid="0053981f" style:font-weight-asian="normal" style:font-weight-complex="normal"/>
    </style:style>
    <style:style style:name="T43" style:family="text">
      <style:text-properties fo:font-weight="normal" officeooo:rsid="0051a5f9" style:font-size-asian="8.75pt" style:font-weight-asian="normal" style:font-weight-complex="normal"/>
    </style:style>
    <style:style style:name="T44" style:family="text">
      <style:text-properties fo:font-weight="normal" officeooo:rsid="0058faec" style:font-size-asian="8.75pt" style:font-weight-asian="normal" style:font-weight-complex="normal"/>
    </style:style>
    <style:style style:name="T45" style:family="text">
      <style:text-properties officeooo:rsid="0049ca78"/>
    </style:style>
    <style:style style:name="T46" style:family="text">
      <style:text-properties officeooo:rsid="004cb1cf"/>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49ca78" style:font-style-asian="italic" style:font-weight-asian="normal" style:font-style-complex="italic" style:font-weight-complex="normal"/>
    </style:style>
    <style:style style:name="T50" style:family="text">
      <style:text-properties fo:font-style="italic" fo:font-weight="normal" officeooo:rsid="004cb1cf"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color="#000000" style:font-name="Liberation Serif" fo:font-size="10pt" fo:font-weight="normal" officeooo:rsid="0031a391" fo:background-color="#ffffff" loext:char-shading-value="0" style:font-size-asian="10pt" style:font-weight-asian="normal" style:font-size-complex="10pt" style:font-weight-complex="normal"/>
    </style:style>
    <style:style style:name="T53" style:family="text">
      <style:text-properties fo:color="#000000" style:font-name="Liberation Serif" fo:font-size="10pt" fo:font-weight="normal" officeooo:rsid="0051a5f9" fo:background-color="#ffffff" loext:char-shading-value="0" style:font-size-asian="10pt" style:font-weight-asian="normal" style:font-size-complex="10pt" style:font-weight-complex="normal"/>
    </style:style>
    <style:style style:name="T54" style:family="text">
      <style:text-properties fo:color="#000000" style:font-name="Liberation Serif" fo:font-weight="normal" officeooo:rsid="0031a391" fo:background-color="#ffffff" loext:char-shading-value="0" style:font-weight-asian="normal" style:font-weight-complex="normal"/>
    </style:style>
    <style:style style:name="T55" style:family="text">
      <style:text-properties fo:color="#000000" style:font-name="Liberation Serif" fo:font-weight="normal" officeooo:rsid="0051a5f9" fo:background-color="#ffffff" loext:char-shading-value="0" style:font-weight-asian="normal" style:font-weight-complex="normal"/>
    </style:style>
    <style:style style:name="T56" style:family="text">
      <style:text-properties fo:color="#000000" style:font-name="Liberation Serif" fo:font-weight="normal" fo:background-color="#ffffff" loext:char-shading-value="0" style:font-size-asian="8.75pt" style:font-weight-asian="normal" style:font-weight-complex="normal"/>
    </style:style>
    <style:style style:name="T57" style:family="text">
      <style:text-properties fo:color="#000000" style:font-name="Liberation Serif" fo:font-weight="normal" officeooo:rsid="0051a5f9" fo:background-color="#ffffff" loext:char-shading-value="0" style:font-size-asian="8.75pt" style:font-weight-asian="normal" style:font-weight-complex="normal"/>
    </style:style>
    <style:style style:name="T58" style:family="text">
      <style:text-properties fo:color="#000000" style:font-name="Century Schoolbook L" fo:font-size="10pt" fo:font-weight="normal" officeooo:rsid="0051a5f9" fo:background-color="#ffffff" loext:char-shading-value="0" style:font-size-asian="8.75pt" style:font-weight-asian="normal" style:font-size-complex="10pt" style:font-weight-complex="normal"/>
    </style:style>
    <style:style style:name="T59" style:family="text">
      <style:text-properties fo:color="#000000" fo:font-size="9pt" fo:font-weight="normal" fo:background-color="#ffffff" loext:char-shading-value="0"/>
    </style:style>
    <style:style style:name="T60" style:family="text">
      <style:text-properties fo:color="#000000" fo:font-weight="normal" fo:background-color="#ffffff" loext:char-shading-value="0" style:font-size-asian="8.75pt" style:font-weight-asian="normal" style:font-weight-complex="normal"/>
    </style:style>
    <style:style style:name="T61" style:family="text">
      <style:text-properties fo:color="#000000" fo:font-weight="normal" officeooo:rsid="0051a5f9" fo:background-color="#ffffff" loext:char-shading-value="0" style:font-size-asian="8.75pt" style:font-weight-asian="normal" style:font-weight-complex="normal"/>
    </style:style>
    <style:style style:name="T62" style:family="text">
      <style:text-properties officeooo:rsid="0051a5f9"/>
    </style:style>
    <style:style style:name="T63" style:family="text">
      <style:text-properties officeooo:rsid="0052875d"/>
    </style:style>
    <style:style style:name="T64" style:family="text">
      <style:text-properties officeooo:rsid="0058faec"/>
    </style:style>
    <style:style style:name="T65" style:family="text">
      <style:text-properties style:font-name="Liberation Serif" fo:font-weight="normal" officeooo:rsid="0031a391" style:font-weight-asian="normal" style:font-weight-complex="normal"/>
    </style:style>
    <style:style style:name="T66" style:family="text">
      <style:text-properties style:font-name="Liberation Serif" fo:font-weight="normal" officeooo:rsid="0051a5f9" style:font-weight-asian="normal" style:font-weight-complex="normal"/>
    </style:style>
    <style:style style:name="T67" style:family="text">
      <style:text-properties style:font-name="Liberation Serif" fo:font-weight="normal" officeooo:rsid="0051a5f9" style:font-size-asian="8.75pt" style:font-weight-asian="normal" style:font-weight-complex="normal"/>
    </style:style>
    <style:style style:name="T68" style:family="text">
      <style:text-properties style:font-name="Liberation Serif" fo:font-weight="normal" officeooo:rsid="0058faec" style:font-size-asian="8.75pt" style:font-weight-asian="normal" style:font-weight-complex="normal"/>
    </style:style>
    <style:style style:name="T69" style:family="text">
      <style:text-properties style:font-name="Liberation Serif" officeooo:rsid="0031a391" style:font-size-asian="10pt"/>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1"><text:span text:style-name="Domyślna_20_czcionka_20_akapitu"><text:span text:style-name="T29">Laboratorium</text:span></text:span><text:span text:style-name="Domyślna_20_czcionka_20_akapitu"><text:span text:style-name="T30"> Programowania Współbieżnego</text:span></text:span></text:p>
            <text:p text:style-name="P3">Wydział Elektrotechniki Automatyki i Informatyki</text:p>
            <text:p text:style-name="P3">Politechnika Świętokrzyska</text:p>
          </table:table-cell>
          <table:covered-table-cell/>
        </table:table-row>
        <table:table-row table:style-name="Tabela1.2">
          <table:table-cell table:style-name="Tabela1.A2" office:value-type="string">
            <text:p text:style-name="P2"><text:span text:style-name="Domyślna_20_czcionka_20_akapitu"><text:span text:style-name="T31">Studia:</text:span></text:span><text:span text:style-name="Domyślna_20_czcionka_20_akapitu"><text:span text:style-name="T33"> Stacjonarne I stopnia</text:span></text:span></text:p>
          </table:table-cell>
          <table:table-cell table:style-name="Tabela1.B2" office:value-type="string">
            <text:p text:style-name="P2"><text:span text:style-name="Domyślna_20_czcionka_20_akapitu"><text:span text:style-name="T31">Kierunek: </text:span></text:span><text:span text:style-name="Domyślna_20_czcionka_20_akapitu"><text:span text:style-name="T33"><text:s/>Informatyka</text:span></text:span></text:p>
          </table:table-cell>
        </table:table-row>
        <table:table-row table:style-name="Tabela1.3">
          <table:table-cell table:style-name="Tabela1.A2" office:value-type="string">
            <text:p text:style-name="P2"><text:span text:style-name="Domyślna_20_czcionka_20_akapitu"><text:span text:style-name="T31">Data wykonania: <text:s/></text:span></text:span><text:span text:style-name="Domyślna_20_czcionka_20_akapitu"><text:span text:style-name="T34">20</text:span></text:span><text:span text:style-name="Domyślna_20_czcionka_20_akapitu"><text:span text:style-name="T35">.11.2017</text:span></text:span></text:p>
          </table:table-cell>
          <table:table-cell table:style-name="Tabela1.B2" office:value-type="string">
            <text:p text:style-name="P2"><text:span text:style-name="Domyślna_20_czcionka_20_akapitu"><text:span text:style-name="T31">Grupa: <text:s/></text:span></text:span><text:span text:style-name="Domyślna_20_czcionka_20_akapitu"><text:span text:style-name="T33">3ID13B</text:span></text:span></text:p>
          </table:table-cell>
        </table:table-row>
        <table:table-row table:style-name="Tabela1.4">
          <table:table-cell table:style-name="Tabela1.A4" table:number-columns-spanned="2" office:value-type="string">
            <text:p text:style-name="P6"><text:span text:style-name="Domyślna_20_czcionka_20_akapitu"><text:span text:style-name="T32">Imię i nazwisko: </text:span></text:span><text:span text:style-name="Domyślna_20_czcionka_20_akapitu"><text:span text:style-name="T36">Bartłomiej Osak</text:span></text:span></text:p>
            <text:p text:style-name="P4"><text:span text:style-name="Domyślna_20_czcionka_20_akapitu"><text:span text:style-name="T20"/></text:span></text:p>
            <text:p text:style-name="P4"><text:span text:style-name="Domyślna_20_czcionka_20_akapitu"><text:span text:style-name="T20"/></text:span></text:p>
            <text:p text:style-name="P4"><text:span text:style-name="Domyślna_20_czcionka_20_akapitu"><text:span text:style-name="T20"/></text:span></text:p>
            <text:p text:style-name="P4"><text:span text:style-name="Domyślna_20_czcionka_20_akapitu"><text:span text:style-name="T20"/></text:span></text:p>
            <text:p text:style-name="P5"/>
          </table:table-cell>
          <table:covered-table-cell/>
        </table:table-row>
        <table:table-row>
          <table:table-cell table:style-name="Tabela1.A5" office:value-type="string">
            <text:p text:style-name="P45">Numer ćwiczenia:</text:p>
          </table:table-cell>
          <table:table-cell table:style-name="Tabela1.B5" office:value-type="string">
            <text:p text:style-name="P45">Temat ćwiczenia:</text:p>
          </table:table-cell>
        </table:table-row>
        <table:table-row table:style-name="Tabela1.6">
          <table:table-cell table:style-name="Tabela1.A6" office:value-type="string">
            <text:p text:style-name="P46">6</text:p>
          </table:table-cell>
          <table:table-cell table:style-name="Tabela1.B6" office:value-type="string">
            <text:p text:style-name="P47">Semafory</text:p>
          </table:table-cell>
        </table:table-row>
      </table:table>
      <text:p text:style-name="P13"/>
      <text:p text:style-name="P13"/>
      <text:p text:style-name="P13"/>
      <text:p text:style-name="P13"/>
      <text:p text:style-name="P13"/>
      <text:p text:style-name="P15"><text:span text:style-name="Emphasis"><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Wstęp teoretyczny:</text:p>
      <text:list xml:id="list4552569257561813068" text:style-name="L1">
        <text:list-item>
          <text:p text:style-name="P75">Tworzenie semafora:</text:p>
          <text:p text:style-name="P75"/>
          <text:p text:style-name="P80">Do tworzenia służy funkcja semget, która zwraca identyfikator semafora.</text:p>
          <text:p text:style-name="P75">Prototyp funkcji:</text:p>
          <text:p text:style-name="P80"><text:span text:style-name="T47">int semget(key_t key, int nsem, int semflag)</text:span>, gdzie:</text:p>
        </text:list-item>
      </text:list>
      <text:list xml:id="list1841074922230814099" text:style-name="L2">
        <text:list-item>
          <text:p text:style-name="P97"><text:span text:style-name="T37">nsem </text:span>– określa ilość semaforów w zbiorze, jeżeli nie tworzymy, tylko otwieramy już dany zbiór semaforów to można przypisać wartość 0 (w utworzonym zbiorze semaforów nie można zmieniać ich liczby).</text:p>
        </text:list-item>
        <text:list-item>
          <text:p text:style-name="P81"><text:span text:style-name="T37">semflag </text:span>– jest to kombinacja stałych symbolicznych, które określają prawa dostępu.</text:p>
        </text:list-item>
      </text:list>
      <text:p text:style-name="P60"><text:tab/>Stałe symboliczne – semflag:</text:p>
      <table:table table:name="Tabela2" table:style-name="Tabela2">
        <table:table-column table:style-name="Tabela2.A"/>
        <table:table-column table:style-name="Tabela2.B"/>
        <table:table-column table:style-name="Tabela2.C"/>
        <table:table-row>
          <table:table-cell table:style-name="Tabela2.A1" office:value-type="string">
            <text:p text:style-name="P66">Wartość liczbowa:</text:p>
          </table:table-cell>
          <table:table-cell table:style-name="Tabela2.A1" office:value-type="string">
            <text:p text:style-name="P66">Stała symboliczna:</text:p>
          </table:table-cell>
          <table:table-cell table:style-name="Tabela2.C1" office:value-type="string">
            <text:p text:style-name="P66">Znaczenie:</text:p>
          </table:table-cell>
        </table:table-row>
        <table:table-row>
          <table:table-cell table:style-name="Tabela2.A2" office:value-type="string">
            <text:p text:style-name="P63">0400</text:p>
          </table:table-cell>
          <table:table-cell table:style-name="Tabela2.A2" office:value-type="string">
            <text:p text:style-name="P63">SEM_R</text:p>
          </table:table-cell>
          <table:table-cell table:style-name="Tabela2.C2" office:value-type="string">
            <text:p text:style-name="P64">czytanie przez właściciela</text:p>
          </table:table-cell>
        </table:table-row>
        <table:table-row>
          <table:table-cell table:style-name="Tabela2.A2" office:value-type="string">
            <text:p text:style-name="P63">0200</text:p>
          </table:table-cell>
          <table:table-cell table:style-name="Tabela2.A2" office:value-type="string">
            <text:p text:style-name="P63">SEM_A</text:p>
          </table:table-cell>
          <table:table-cell table:style-name="Tabela2.C2" office:value-type="string">
            <text:p text:style-name="P63">zmiana przez właściciela</text:p>
          </table:table-cell>
        </table:table-row>
        <table:table-row>
          <table:table-cell table:style-name="Tabela2.A2" office:value-type="string">
            <text:p text:style-name="P63">0040</text:p>
          </table:table-cell>
          <table:table-cell table:style-name="Tabela2.A2" office:value-type="string">
            <text:p text:style-name="P63">SEM_R&gt;&gt;3</text:p>
          </table:table-cell>
          <table:table-cell table:style-name="Tabela2.C2" office:value-type="string">
            <text:p text:style-name="P63">czytanie przez grupę</text:p>
          </table:table-cell>
        </table:table-row>
        <table:table-row>
          <table:table-cell table:style-name="Tabela2.A2" office:value-type="string">
            <text:p text:style-name="P63">0020</text:p>
          </table:table-cell>
          <table:table-cell table:style-name="Tabela2.A2" office:value-type="string">
            <text:p text:style-name="P63">SEM_A&gt;&gt;3</text:p>
          </table:table-cell>
          <table:table-cell table:style-name="Tabela2.C2" office:value-type="string">
            <text:p text:style-name="P63">zmiana przez grupę</text:p>
          </table:table-cell>
        </table:table-row>
        <table:table-row>
          <table:table-cell table:style-name="Tabela2.A2" office:value-type="string">
            <text:p text:style-name="P63">0004</text:p>
          </table:table-cell>
          <table:table-cell table:style-name="Tabela2.A2" office:value-type="string">
            <text:p text:style-name="P63">SEM_R&gt;&gt;6</text:p>
          </table:table-cell>
          <table:table-cell table:style-name="Tabela2.C2" office:value-type="string">
            <text:p text:style-name="P63">czytanie przez innych</text:p>
          </table:table-cell>
        </table:table-row>
        <table:table-row>
          <table:table-cell table:style-name="Tabela2.A2" office:value-type="string">
            <text:p text:style-name="P63">0002</text:p>
          </table:table-cell>
          <table:table-cell table:style-name="Tabela2.A2" office:value-type="string">
            <text:p text:style-name="P63">SEM_A&gt;&gt;6</text:p>
          </table:table-cell>
          <table:table-cell table:style-name="Tabela2.C2" office:value-type="string">
            <text:p text:style-name="P63">zmiana przez innych</text:p>
          </table:table-cell>
        </table:table-row>
        <table:table-row>
          <table:table-cell table:style-name="Tabela2.A2" office:value-type="string">
            <text:p text:style-name="P63">1000</text:p>
          </table:table-cell>
          <table:table-cell table:style-name="Tabela2.A2" office:value-type="string">
            <text:p text:style-name="P63">IPC_CREAT</text:p>
          </table:table-cell>
          <table:table-cell table:style-name="Tabela2.C2" table:number-rows-spanned="2" office:value-type="string">
            <text:p text:style-name="P65"/>
          </table:table-cell>
        </table:table-row>
        <table:table-row>
          <table:table-cell table:style-name="Tabela2.A2" office:value-type="string">
            <text:p text:style-name="P63">2000</text:p>
          </table:table-cell>
          <table:table-cell table:style-name="Tabela2.A2" office:value-type="string">
            <text:p text:style-name="P63">IPC_EXCL</text:p>
          </table:table-cell>
          <table:covered-table-cell/>
        </table:table-row>
      </table:table>
      <text:p text:style-name="P7"/>
      <text:list xml:id="list235519887864389" text:continue-list="list4552569257561813068" text:style-name="L1">
        <text:list-item>
          <text:p text:style-name="P76">Operacje na semaforze:</text:p>
        </text:list-item>
      </text:list>
      <text:p text:style-name="P21"/>
      <text:p text:style-name="P21"><text:tab/><text:span text:style-name="T39">Do wykonywania operacji na semaforach służy funkcja semop, <text:s/>która zwraca wartość 0 – <text:tab/>gdy wywołanie powiedzie się. W przeciwnym razie zwróci wartość -1.</text:span></text:p>
      <text:p text:style-name="P21"><text:span text:style-name="T39"><text:tab/></text:span>Prototyp funkcji:</text:p>
      <text:p text:style-name="P21"><text:span text:style-name="T39"><text:tab/></text:span><text:span text:style-name="T48">int semop(int semid, struct sembuf *opstr, unsigned int nops),</text:span><text:span text:style-name="T39"> gdzie:</text:span></text:p>
      <text:list xml:id="list6102655661724792509" text:style-name="L3">
        <text:list-item>
          <text:list>
            <text:list-item>
              <text:list>
                <text:list-item>
                  <text:p text:style-name="P98"><text:span text:style-name="T26"><text:s/></text:span><text:span text:style-name="T22">s</text:span><text:span text:style-name="T23">emid </text:span><text:span text:style-name="T27">– identyfikator semafora.</text:span></text:p>
                </text:list-item>
                <text:list-item>
                  <text:p text:style-name="P85"><text:span text:style-name="T25"><text:s/></text:span><text:span text:style-name="T28">nops</text:span><text:span text:style-name="T25"> – liczba elementów w tablicy struktur sembuf.</text:span></text:p>
                </text:list-item>
              </text:list>
            </text:list-item>
          </text:list>
        </text:list-item>
      </text:list>
      <text:list xml:id="list1342990703090832390" text:style-name="L4">
        <text:list-item>
          <text:p text:style-name="P99"><text:span text:style-name="T22">opstr</text:span><text:span text:style-name="T26"> – wskaźnik na tablicę następujących struktur:</text:span></text:p>
        </text:list-item>
      </text:list>
      <text:list xml:id="list8307767579086061623" text:style-name="L5">
        <text:list-header>
          <text:p text:style-name="P86">struct sembuf {</text:p>
          <text:list>
            <text:list-header>
              <text:p text:style-name="P86">ushort sem_num; <text:s/>/* numer semafora */</text:p>
              <text:p text:style-name="P86">short sem_op; <text:s/>/* operacja na semaforze */</text:p>
              <text:p text:style-name="P86">short sem_flag; <text:s/>/* znacznik operacji */</text:p>
            </text:list-header>
          </text:list>
        </text:list-header>
      </text:list>
      <text:p text:style-name="P39"><text:tab/><text:tab/>};</text:p>
      <text:p text:style-name="P32"><text:tab/><text:tab/>Każdy element tej tablicy określa operację na wartości jednego semafora, ze zbioru <text:tab/><text:tab/>semaforów. </text:p>
      <text:p text:style-name="P22"><text:span text:style-name="T39"><text:tab/><text:tab/>Pole </text:span>sem_op<text:span text:style-name="T39"> można określić następująco:</text:span></text:p>
      <text:list xml:id="list4426425661839480611" text:style-name="L6">
        <text:list-item>
          <text:p text:style-name="P82">jeśli wartość &gt;0 to dodaj wartość do bieżącego semafora, czyli wykonaj uwolnienie zasobów (operacja V).</text:p>
        </text:list-item>
        <text:list-item>
          <text:p text:style-name="P82"><text:soft-page-break/>jeśli wartość =0 to proces wywołujący funkcję semop chce poczekać, aż wartość semafora stanie się zerem.</text:p>
        </text:list-item>
        <text:list-item>
          <text:p text:style-name="P82">jeśli wartość &lt;0 to proces wywołujący czeka aż wartość semafora stanie się większa lub taka sama jak wartość bezwzględna tego pola. Następnie zostaną zsumowanie, czyli przydział zasobów (operacja P). </text:p>
        </text:list-item>
      </text:list>
      <text:p text:style-name="P44"><text:tab/><text:tab/>W polu sem_flag można użyć kilku opcji np.:</text:p>
      <text:list xml:id="list5995880996778691312" text:style-name="L7">
        <text:list-item>
          <text:p text:style-name="P89"><text:span text:style-name="T21">SEM_UNDO</text:span><text:span text:style-name="T25"> – cofa wszelkie zmiany dokonane na semaforze wykonywanych przez proces. Przydatne w przypadku, gdy proces zakończy działanie. </text:span></text:p>
        </text:list-item>
        <text:list-item>
          <text:p text:style-name="P89"><text:span text:style-name="T21">IPC_NOWAIT</text:span><text:span text:style-name="T25"> <text:s/>– <text:s/>informuje system, że nie chcemy oczekiwać, aż operacja będzie ukończona. Przydatne w przypadku, gdy proces chce opuścić semafor z wartością 0. </text:span></text:p>
        </text:list-item>
      </text:list>
      <text:p text:style-name="P33"><text:tab/></text:p>
      <text:list xml:id="list235521420905959" text:continue-list="list235519887864389" text:style-name="L1">
        <text:list-item>
          <text:p text:style-name="P100">Sterowanie semaforem<text:span text:style-name="T38">:</text:span></text:p>
        </text:list-item>
      </text:list>
      <text:p text:style-name="P61"/>
      <text:p text:style-name="P10"><text:tab/><text:span text:style-name="T39">Do </text:span><text:span text:style-name="T40">sterowania semaforami służy funkcja semctl.</text:span></text:p>
      <text:p text:style-name="P8"><text:span text:style-name="T40"><text:tab/></text:span><text:span text:style-name="T45">Prototyp funkcji:</text:span></text:p>
      <text:p text:style-name="P8"><text:span text:style-name="T40"><text:tab/></text:span><text:span text:style-name="T49">int semctl(int semid, int semnum, int cmd, union semun arg)</text:span><text:span text:style-name="T40">, gdzie:</text:span></text:p>
      <text:list xml:id="list2193601049434814480" text:style-name="L8">
        <text:list-item>
          <text:p text:style-name="P77">semid <text:span text:style-name="T39">– identyfikator semafora</text:span></text:p>
        </text:list-item>
        <text:list-item>
          <text:p text:style-name="P77">semnum<text:span text:style-name="T39"> – określenie, którego semafora dotyczy</text:span></text:p>
        </text:list-item>
        <text:list-item>
          <text:p text:style-name="P77">cmd <text:span text:style-name="T39">– polecenie tj. </text:span></text:p>
          <text:list>
            <text:list-item>
              <text:p text:style-name="P77"><text:span text:style-name="T48">IPC_RMID</text:span><text:span text:style-name="T39"> – usunięcie semafora</text:span></text:p>
            </text:list-item>
            <text:list-item>
              <text:p text:style-name="P77"><text:span text:style-name="T48">GETVAL</text:span><text:span text:style-name="T39"> – pobranie wartości semafora</text:span></text:p>
            </text:list-item>
            <text:list-item>
              <text:p text:style-name="P77"><text:span text:style-name="T48">SETVAL</text:span><text:span text:style-name="T39"> – nadawanie wartości semaforowych val w unii semun</text:span></text:p>
            </text:list-item>
          </text:list>
        </text:list-item>
        <text:list-item>
          <text:p text:style-name="P77"><text:span text:style-name="T51">semun</text:span><text:span text:style-name="T39"> – unia:</text:span></text:p>
          <text:p text:style-name="P87">union semun {</text:p>
          <text:list>
            <text:list-header>
              <text:p text:style-name="P87">int val; <text:s/>/* używane tylko dla SETVAL */</text:p>
              <text:p text:style-name="P88"><text:span text:style-name="T39">struct semid_ds </text:span>buff; <text:s/>/* <text:span text:style-name="T39">używane dla IPC_STAT oraz IPC_SET */</text:span></text:p>
              <text:p text:style-name="P87">ushort array; /* używane dla GETVAL oraz SETVAL */</text:p>
            </text:list-header>
          </text:list>
        </text:list-item>
      </text:list>
      <text:p text:style-name="P40"><text:tab/><text:tab/>} arg;</text:p>
      <text:p text:style-name="P34"/>
      <text:list xml:id="list235519567005591" text:continue-list="list235521420905959" text:style-name="L1">
        <text:list-item>
          <text:p text:style-name="P101">Funkcja ftok:</text:p>
        </text:list-item>
      </text:list>
      <text:p text:style-name="P62"/>
      <text:p text:style-name="P11"><text:tab/><text:span text:style-name="T41">Tworzy unikalny klucz.</text:span></text:p>
      <text:p text:style-name="P9"><text:span text:style-name="T41"><text:tab/></text:span><text:span text:style-name="T46">Prototyp funkcji:</text:span></text:p>
      <text:p text:style-name="P9"><text:span text:style-name="T41"><text:tab/></text:span><text:span text:style-name="T50">key_t ftok(char *pathname, char proj),</text:span><text:span text:style-name="T41"> gdzie:</text:span></text:p>
      <text:list xml:id="list7290191912594688441" text:style-name="L9">
        <text:list-item>
          <text:p text:style-name="P78">pathname <text:span text:style-name="T39">– nazwa ścieżki</text:span></text:p>
        </text:list-item>
        <text:list-item>
          <text:p text:style-name="P78">proj<text:span text:style-name="T39"> – numer projektu</text:span></text:p>
        </text:list-item>
      </text:list>
      <text:p text:style-name="P35"><text:tab/>Na podstawie nazwy ścieżki oraz numeru projektu (8 bitowa wartość) funkcja ta tworzy <text:tab/>prawie unikalny klucz. Dlaczego prawie unikalny? Ponieważ klucz jest liczbą 32 bitową a <text:tab/>jest tworzona na podstawie i-tego węzła 32 bitowego, numeru projektu 8 bitowego oraz <text:tab/>małego numeru urządzenia systemu plików 8 bitowego. Istnieje więc bardzo mała szansa, <text:tab/>że dla różnych ścieżek będą te same numery, lecz w praktyce jest to niestety niemal <text:tab/>niemożliwe. </text:p>
      <text:p text:style-name="P35"><text:tab/></text:p>
      <text:p text:style-name="P12"><text:tab/></text:p>
      <text:p text:style-name="P20"/>
      <text:p text:style-name="P37"><text:soft-page-break/>Zadanie 2.</text:p>
      <text:p text:style-name="P23"/>
      <text:p text:style-name="P23">Kod źródłowy:</text:p>
      <text:p text:style-name="P23"/>
      <text:p text:style-name="P16"><text:span text:style-name="T15">#include </text:span><text:span text:style-name="T17">&lt;sys/types.h&gt;</text:span></text:p>
      <text:p text:style-name="P48"><text:span text:style-name="T15">#include </text:span><text:span text:style-name="T17">&lt;sys/ipc.h&gt;</text:span></text:p>
      <text:p text:style-name="P48"><text:span text:style-name="T15">#include </text:span><text:span text:style-name="T17">&lt;unistd.h&gt;</text:span></text:p>
      <text:p text:style-name="P48"><text:span text:style-name="T15">#include </text:span><text:span text:style-name="T17">&lt;stdio.h&gt;</text:span></text:p>
      <text:p text:style-name="P48"><text:span text:style-name="T15">#include </text:span><text:span text:style-name="T17">&lt;stdlib.h&gt;</text:span></text:p>
      <text:p text:style-name="P58"/>
      <text:p text:style-name="P48"><text:span text:style-name="T15">int</text:span> main(<text:span text:style-name="T15">void</text:span>)</text:p>
      <text:p text:style-name="P48">{</text:p>
      <text:p text:style-name="P48"><text:tab/>key_t klucz;</text:p>
      <text:p text:style-name="P48"><text:tab/>klucz = ftok(<text:span text:style-name="T17">"/tmp/"</text:span>,<text:span text:style-name="T18">4</text:span>);</text:p>
      <text:p text:style-name="P48"><text:tab/>printf(<text:span text:style-name="T17">"ftok: 0x%X\n"</text:span>,klucz);</text:p>
      <text:p text:style-name="P48"><text:span text:style-name="T15"><text:tab/>return</text:span> <text:span text:style-name="T18">0</text:span>;</text:p>
      <text:p text:style-name="P48">}</text:p>
      <text:p text:style-name="P48"/>
      <text:p text:style-name="P53">Kompilacja:</text:p>
      <text:p text:style-name="P57"><text:span text:style-name="T52">83613@st11-lab312:~/</text:span><text:span text:style-name="T53">pw</text:span><text:span text:style-name="T52">$ </text:span><text:span text:style-name="T58">gcc zad2.c -Wall -o zad2</text:span></text:p>
      <text:p text:style-name="P50"/>
      <text:p text:style-name="P53">Uruchomienie:</text:p>
      <text:p text:style-name="P57"><text:span text:style-name="T52">83613@st11-lab312:~/</text:span><text:span text:style-name="T53">pw</text:span><text:span text:style-name="T52">$ </text:span><text:span text:style-name="T58">./zad2</text:span></text:p>
      <text:p text:style-name="P50"/>
      <text:p text:style-name="P53">Wynik zadziałania:</text:p>
      <text:p text:style-name="P50">ftok: 0x4010003</text:p>
      <text:p text:style-name="P48"/>
      <text:p text:style-name="P23"><text:span text:style-name="T62">1. </text:span>Zmienić nazwę programu i uruchomić. Jakie dostaliśmy identyfikatory?</text:p>
      <text:p text:style-name="P31"><text:span text:style-name="T37">Odp.: </text:span><text:s/>Otrzymałem takie same identyfikatory. Dla numeru projektu równemu 3 dla programu o <text:tab/>nazwie zad2a zwraca wartość 0x3010003. Dla programu o nazwie zad2b zwraca tą samą <text:tab/>wartość. </text:p>
      <text:p text:style-name="P30"/>
      <text:p text:style-name="P25">2. Zmienić numer projektu lub ścieżkę. Porównać otrzymane wyniki.</text:p>
      <text:p text:style-name="P25">Odp.: <text:span text:style-name="T39">Dla projektu o numerze 3 klucz wynosi 0x3010003, a dla projektu o numerze 4 wynosi <text:tab/>0x4010003. Klucze różnią się. </text:span></text:p>
      <text:p text:style-name="P31"/>
      <text:p text:style-name="P38">Zadanie 3.</text:p>
      <text:p text:style-name="P38"/>
      <text:p text:style-name="P24">Kod źródłowy:</text:p>
      <text:p text:style-name="P24"/>
      <text:p text:style-name="P17"><text:span text:style-name="T15">#include </text:span><text:span text:style-name="T17">&lt;stdio.h&gt;</text:span></text:p>
      <text:p text:style-name="P48"><text:span text:style-name="T15">#include </text:span><text:span text:style-name="T17">&lt;unistd.h&gt;</text:span></text:p>
      <text:p text:style-name="P48"><text:span text:style-name="T15">#include </text:span><text:span text:style-name="T17">&lt;stdlib.h&gt;</text:span></text:p>
      <text:p text:style-name="P48"><text:span text:style-name="T15">#include </text:span><text:span text:style-name="T17">&lt;sys/types.h&gt;</text:span></text:p>
      <text:p text:style-name="P48"><text:span text:style-name="T15">#include </text:span><text:span text:style-name="T17">&lt;sys/ipc.h&gt;</text:span></text:p>
      <text:p text:style-name="P48"><text:span text:style-name="T15">#include </text:span><text:span text:style-name="T17">&lt;sys/sem.h&gt;</text:span></text:p>
      <text:p text:style-name="P58"/>
      <text:p text:style-name="P48"><text:span text:style-name="T15">#define PERMS </text:span><text:span text:style-name="T18">0666</text:span></text:p>
      <text:p text:style-name="P58"/>
      <text:p text:style-name="P48"><text:span text:style-name="T15">static</text:span> <text:span text:style-name="T15">struct</text:span> sembuf op_lock[<text:span text:style-name="T18">1</text:span>] = {<text:span text:style-name="T18">0</text:span>,-<text:span text:style-name="T18">1</text:span>,<text:span text:style-name="T18">0</text:span>};</text:p>
      <text:p text:style-name="P58"/>
      <text:p text:style-name="P58"><text:span text:style-name="T16">static</text:span><text:span text:style-name="T59"> </text:span><text:span text:style-name="T16">struct</text:span><text:span text:style-name="T59"> sembuf op_unlock[</text:span><text:span text:style-name="T19">1</text:span><text:span text:style-name="T59">] = {</text:span><text:span text:style-name="T19">0</text:span><text:span text:style-name="T59">,</text:span><text:span text:style-name="T19">1</text:span><text:span text:style-name="T59">,</text:span><text:span text:style-name="T19">0</text:span><text:span text:style-name="T59">};</text:span></text:p>
      <text:p text:style-name="P48"><text:soft-page-break/><text:span text:style-name="T15">void</text:span> blokuj(<text:span text:style-name="T15">int</text:span> semid)</text:p>
      <text:p text:style-name="P48">{</text:p>
      <text:p text:style-name="P48"><text:span text:style-name="T15"><text:tab/>if</text:span>(semop(semid,&amp;op_lock[<text:span text:style-name="T18">0</text:span>],<text:span text:style-name="T18">1</text:span>)&lt;<text:span text:style-name="T18">0</text:span>)</text:p>
      <text:p text:style-name="P48"><text:tab/>{</text:p>
      <text:p text:style-name="P48"><text:tab/><text:tab/>perror(<text:span text:style-name="T17">"[BLAD!] Wystapil blad lokowania semafora!\n"</text:span>);</text:p>
      <text:p text:style-name="P48"><text:tab/>}</text:p>
      <text:p text:style-name="P59"><text:tab/>else</text:p>
      <text:p text:style-name="P48"><text:tab/>{</text:p>
      <text:p text:style-name="P48"><text:tab/><text:tab/>printf(<text:span text:style-name="T17">"[OPUSZCZONY]\n"</text:span>);</text:p>
      <text:p text:style-name="P48"><text:tab/>}</text:p>
      <text:p text:style-name="P48">}</text:p>
      <text:p text:style-name="P58"/>
      <text:p text:style-name="P48"><text:span text:style-name="T15">void</text:span> odblokuj(<text:span text:style-name="T15">int</text:span> semid)</text:p>
      <text:p text:style-name="P48">{</text:p>
      <text:p text:style-name="P48"><text:span text:style-name="T15"><text:tab/>if</text:span>(semop(semid,&amp;op_unlock[<text:span text:style-name="T18">0</text:span>],<text:span text:style-name="T18">1</text:span>)&lt;<text:span text:style-name="T18">0</text:span>)</text:p>
      <text:p text:style-name="P48"><text:tab/>{</text:p>
      <text:p text:style-name="P48"><text:tab/><text:tab/>perror(<text:span text:style-name="T17">"[BLAD!] Wystapil blad odlokowania semafora!\n"</text:span>);</text:p>
      <text:p text:style-name="P48"><text:tab/>}</text:p>
      <text:p text:style-name="P59"><text:tab/>else</text:p>
      <text:p text:style-name="P48"><text:tab/>{</text:p>
      <text:p text:style-name="P48"><text:tab/><text:tab/>printf(<text:span text:style-name="T17">"[PODNIESIONY]\n"</text:span>);</text:p>
      <text:p text:style-name="P48"><text:tab/>}</text:p>
      <text:p text:style-name="P48">}</text:p>
      <text:p text:style-name="P58"/>
      <text:p text:style-name="P48"><text:span text:style-name="T15">int</text:span> main(<text:span text:style-name="T15">void</text:span>)</text:p>
      <text:p text:style-name="P48">{</text:p>
      <text:p text:style-name="P48"><text:span text:style-name="T15"><text:tab/>int</text:span> semid = -<text:span text:style-name="T18">1</text:span>;</text:p>
      <text:p text:style-name="P48"><text:span text:style-name="T15"><text:tab/>int</text:span> co;</text:p>
      <text:p text:style-name="P48"><text:span text:style-name="T15"><text:tab/>int</text:span> jeszcze;</text:p>
      <text:p text:style-name="P48"><text:span text:style-name="T15"><text:tab/>if</text:span>((semid = semget(ftok(<text:span text:style-name="T17">"/tmp"</text:span>,<text:span text:style-name="T18">0</text:span>),<text:span text:style-name="T18">1</text:span>,IPC_CREAT | PERMS))&lt;<text:span text:style-name="T18">0</text:span>)</text:p>
      <text:p text:style-name="P48"><text:tab/>{</text:p>
      <text:p text:style-name="P48"><text:tab/><text:tab/>perror(<text:span text:style-name="T17">"[BLAD!] Wystapil blad tworzenia semafora!\n"</text:span>);</text:p>
      <text:p text:style-name="P48"><text:tab/>}</text:p>
      <text:p text:style-name="P59"><text:tab/>else</text:p>
      <text:p text:style-name="P48"><text:tab/>{</text:p>
      <text:p text:style-name="P48"><text:tab/><text:tab/>printf(<text:span text:style-name="T17">"[STWORZONO SEMAFOR]\n"</text:span>);</text:p>
      <text:p text:style-name="P48"><text:tab/>}</text:p>
      <text:p text:style-name="P48"><text:tab/>printf(<text:span text:style-name="T17">"### 1 - PODNIES SEMAFOR ## 2 - OPUSC SEMAFOR ## 0 - WYJSCIE ###"</text:span>);</text:p>
      <text:p text:style-name="P48"><text:span text:style-name="T15"><text:tab/>for</text:span>(jeszcze=<text:span text:style-name="T18">1</text:span>;jeszcze;)</text:p>
      <text:p text:style-name="P48"><text:tab/>{</text:p>
      <text:p text:style-name="P48"><text:tab/><text:tab/>scanf(<text:span text:style-name="T17">"%d"</text:span>,&amp;co);</text:p>
      <text:p text:style-name="P48"><text:tab/><text:tab/>printf(<text:span text:style-name="T17">"[WYBÓR OPCJI NR: %d]\n"</text:span>,co);</text:p>
      <text:p text:style-name="P48"><text:span text:style-name="T15"><text:tab/><text:tab/>switch</text:span>(co)</text:p>
      <text:p text:style-name="P48"><text:tab/><text:tab/>{</text:p>
      <text:p text:style-name="P48"><text:span text:style-name="T15"><text:tab/><text:tab/><text:tab/>case</text:span> <text:span text:style-name="T18">2</text:span>:</text:p>
      <text:p text:style-name="P48"><text:tab/><text:tab/><text:tab/>{</text:p>
      <text:p text:style-name="P48"><text:tab/><text:tab/><text:tab/><text:tab/>printf(<text:span text:style-name="T17">"[PRZED BLOKUJ()] %d\n"</text:span>,semctl(semid,<text:span text:style-name="T18">0</text:span>,GETVAL,<text:span text:style-name="T18">0</text:span>));</text:p>
      <text:p text:style-name="P48"><text:tab/><text:tab/><text:tab/><text:tab/>blokuj(semid);</text:p>
      <text:p text:style-name="P48"><text:tab/><text:tab/><text:tab/><text:tab/>printf(<text:span text:style-name="T17">"[PO BLOKUJ()] %d\n"</text:span>,semctl(semid,<text:span text:style-name="T18">0</text:span>,GETVAL,<text:span text:style-name="T18">0</text:span>));</text:p>
      <text:p text:style-name="P48"><text:span text:style-name="T15"><text:tab/><text:tab/><text:tab/><text:tab/>break</text:span>;</text:p>
      <text:p text:style-name="P48"><text:tab/><text:tab/><text:tab/>}</text:p>
      <text:p text:style-name="P48"><text:span text:style-name="T15"><text:tab/><text:tab/><text:tab/>case</text:span> <text:span text:style-name="T18">1</text:span>:</text:p>
      <text:p text:style-name="P48"><text:tab/><text:tab/><text:tab/>{</text:p>
      <text:p text:style-name="P48"><text:tab/><text:tab/><text:tab/><text:tab/>printf(<text:span text:style-name="T17">"[PRZED ODBLOKUJ()] %d\n"</text:span>,semctl(semid,<text:span text:style-name="T18">0</text:span>,GETVAL,<text:span text:style-name="T18">0</text:span>));</text:p>
      <text:p text:style-name="P48"><text:tab/><text:tab/><text:tab/><text:tab/>odblokuj(semid);</text:p>
      <text:p text:style-name="P48"><text:tab/><text:tab/><text:tab/><text:tab/>printf(<text:span text:style-name="T17">"[PO ODBLOKUJ()] %d\n"</text:span>,semctl(semid,<text:span text:style-name="T18">0</text:span>,GETVAL,<text:span text:style-name="T18">0</text:span>));</text:p>
      <text:p text:style-name="P48"><text:span text:style-name="T15"><text:tab/><text:tab/><text:tab/><text:tab/>break</text:span>;</text:p>
      <text:p text:style-name="P48"><text:tab/><text:tab/><text:tab/>}</text:p>
      <text:p text:style-name="P48"><text:soft-page-break/><text:span text:style-name="T15"><text:tab/><text:tab/><text:tab/>case</text:span> <text:span text:style-name="T18">0</text:span>:</text:p>
      <text:p text:style-name="P48"><text:tab/><text:tab/><text:tab/>{</text:p>
      <text:p text:style-name="P48"><text:tab/><text:tab/><text:tab/><text:tab/>jeszcze = <text:span text:style-name="T18">0</text:span>;</text:p>
      <text:p text:style-name="P48"><text:span text:style-name="T15"><text:tab/><text:tab/><text:tab/><text:tab/>break</text:span>;</text:p>
      <text:p text:style-name="P48"><text:tab/><text:tab/><text:tab/>}</text:p>
      <text:p text:style-name="P48"><text:span text:style-name="T15"><text:tab/><text:tab/><text:tab/>default</text:span>:</text:p>
      <text:p text:style-name="P48"><text:tab/><text:tab/><text:tab/>{</text:p>
      <text:p text:style-name="P48"><text:tab/><text:tab/><text:tab/><text:tab/>printf(<text:span text:style-name="T17">"[BLAD] Nie rozpoznana komenda!\n"</text:span>);</text:p>
      <text:p text:style-name="P48"><text:tab/><text:tab/><text:tab/>}</text:p>
      <text:p text:style-name="P48"><text:tab/><text:tab/>}</text:p>
      <text:p text:style-name="P48"><text:tab/>}</text:p>
      <text:p text:style-name="P48">}</text:p>
      <text:p text:style-name="P24"/>
      <text:p text:style-name="P26">Kompilacja:</text:p>
      <text:p text:style-name="P19"><text:span text:style-name="T54">83613@st11-lab312:~/</text:span><text:span text:style-name="T55">pw</text:span><text:span text:style-name="T54">$ </text:span><text:span text:style-name="T61">gcc zad</text:span><text:span text:style-name="T60">3</text:span><text:span text:style-name="T61">.c -Wall -o zad</text:span><text:span text:style-name="T60">3</text:span></text:p>
      <text:p text:style-name="P67"/>
      <text:p text:style-name="P26">Uruchomienie:</text:p>
      <text:p text:style-name="P19"><text:span text:style-name="T54">83613@st11-lab312:~/</text:span><text:span text:style-name="T55">pw</text:span><text:span text:style-name="T54">$ </text:span><text:span text:style-name="T57">./</text:span><text:span text:style-name="T56">zad3</text:span></text:p>
      <text:p text:style-name="P69"/>
      <text:p text:style-name="P26">Wynik zadziałania:</text:p>
      <text:p text:style-name="P36">[STWORZONO SEMAFOR]</text:p>
      <text:p text:style-name="P36">### PODAJ POLECENIE ###</text:p>
      <text:p text:style-name="P36">### 1 - PODNIES SEMAFOR ## 2 - OPUSC SEMAFOR ## 0 - WYJSCIE ###</text:p>
      <text:p text:style-name="P36"/>
      <text:p text:style-name="P26">1. Co się dzieje, gdy wykonamy operację V (podniesienie) za pierwszym razem?</text:p>
      <text:p text:style-name="P26">Odp.: <text:span text:style-name="T39">Semafor został podniesiony. Nastąpiła zmiana wartości semafora z 0 na 1.</text:span></text:p>
      <text:p text:style-name="P36"/>
      <text:p text:style-name="P26">2. Co się stanie, gdy wykonamy operację V za drugim razem?</text:p>
      <text:p text:style-name="P26">Odp.: <text:span text:style-name="T39">Semafor został ponownie podniesiony. Nastąpiła zmiana wartości semafora z 1 na 2. </text:span></text:p>
      <text:p text:style-name="P36"/>
      <text:p text:style-name="P26">3. Ile razy możemy teraz wykonać operację P (opuszczenie)?</text:p>
      <text:p text:style-name="P26">Odp.: <text:span text:style-name="T39">Semafor możemy opuścić tyle razy, ile go podnieśliśmy. W naszym przypadku podnosiliśmy <text:tab/>dwa razy, więc możemy go opuścić dwa razy (2-1=1 → 1-1=0). Chcąc opuścić trzeci raz <text:tab/>program zawiesza się, ponieważ wartość semafora wynosi 0 i nie może być ujemna. </text:span></text:p>
      <text:p text:style-name="P36"/>
      <text:p text:style-name="P26">4. Otworzyć drugą konsolę i uruchomić program, podnieść semafor, co się stało na <text:s text:c="6"/>pierwszym terminalu?</text:p>
      <text:p text:style-name="P26">Odp. : <text:span text:style-name="T39">Na pierwszej konsoli opuszczamy semafor. Program oczekuje, ponieważ wartość semafora <text:tab/>nie może być ujemna. Na drugiej konsoli uruchamiamy ten sam program. Wybieramy <text:tab/>opcję podniesienia semafor. Semafor podnosi się, </text:span><text:span text:style-name="T42">co obserwujemy na konsoli drugiej <text:tab/>(wartość semafora wynosi 1). Natychmiastowo wartość semafora zostaje przechwycona <text:tab/>przez oczekujący program na opuszczenie go i semafor zostaje opuszczony, co obserwujemy <text:tab/>na konsoli pierwszej (wartość semafora wynosi teraz 0). </text:span></text:p>
      <text:p text:style-name="P84"/>
      <text:p text:style-name="P27"><text:span text:style-name="T63">5. </text:span><text:span text:style-name="T6">Opuścić semafor w pierwszym terminalu, co się stało?</text:span></text:p>
      <text:p text:style-name="P28"><text:span text:style-name="T6">Odp.: </text:span><text:span text:style-name="T7">Program ponownie został zablokowany, ponieważ wartość semafora wynosi obecnie 0 i nie <text:tab/>może być ujemna. </text:span></text:p>
      <text:p text:style-name="P90"/>
      <text:p text:style-name="P27"><text:soft-page-break/><text:span text:style-name="T63">6. </text:span><text:span text:style-name="T6">Otworzyć trzeci terminal i podnieść semafor, czy na obu terminalach doszło do odblokowania?</text:span></text:p>
      <text:p text:style-name="P28"><text:span text:style-name="T6">Odp.: </text:span><text:span text:style-name="T7">Po podniesieniu semafora na konsoli trzeciej została odblokowana tylko jedna konsola <text:s text:c="19"/><text:tab/>(w moim przypadku pierwsza konsola), ponieważ tam program oczekiwał.</text:span></text:p>
      <text:p text:style-name="P90"/>
      <text:p text:style-name="P27"><text:span text:style-name="T63">7. </text:span><text:span text:style-name="T6">Na trzecim terminalu jeszcze raz podnieść semafor.</text:span></text:p>
      <text:p text:style-name="P28"><text:span text:style-name="T6">Odp.: <text:s/></text:span><text:span text:style-name="T7">Po ponownym podniesieniu wartość semafora wynosi 1.</text:span></text:p>
      <text:p text:style-name="P90"/>
      <text:p text:style-name="P27"><text:span text:style-name="T63">8. </text:span><text:span text:style-name="T6">Gdy wszystkie terminale odblokowane wyjść przez 0.</text:span></text:p>
      <text:p text:style-name="P28"><text:span text:style-name="T6">Odp.: </text:span><text:span text:style-name="T7">Powiodło się. </text:span></text:p>
      <text:p text:style-name="P90"/>
      <text:p text:style-name="P41"><text:span text:style-name="T24">9. </text:span><text:span text:style-name="T4">Komendą </text:span><text:span text:style-name="Emphasis"><text:span text:style-name="T4">ipcs </text:span></text:span><text:span text:style-name="T4">sprawdzić, czy semafor został w systemie.</text:span></text:p>
      <text:p text:style-name="P43"><text:span text:style-name="T4">Odp.: </text:span><text:span text:style-name="T2">Semafor pozostał w systemie. </text:span></text:p>
      <text:p text:style-name="P90"/>
      <text:p text:style-name="P41"><text:span text:style-name="T5">10. </text:span><text:span text:style-name="T4">Komendą </text:span><text:span text:style-name="Emphasis"><text:span text:style-name="T4">ipcrm -s </text:span></text:span><text:span text:style-name="T4">usunąć semafor z systemu.</text:span></text:p>
      <text:p text:style-name="P43"><text:span text:style-name="T4">Odp.: </text:span><text:span text:style-name="T2">Semafor został usunięty. Sprawdzono ponownie, czy nadal się znajduje, lecz po wpisaniu <text:tab/>komendy ipcs już nie widnieje na systemowej liście semaforów. </text:span></text:p>
      <text:p text:style-name="P90"/>
      <text:p text:style-name="P41"><text:span text:style-name="T5">11. Z</text:span><text:span text:style-name="T4">modyfikować tablicę operacji tak by operacja opuszczenia semafora była nie blokująca (</text:span><text:span text:style-name="Emphasis"><text:span text:style-name="T4">IPC_NOWAIT</text:span></text:span><text:span text:style-name="T4">).</text:span></text:p>
      <text:p text:style-name="P42"><text:span text:style-name="T3">Odp.: </text:span><text:span text:style-name="T2">Wygląd tablicy operacji:</text:span><text:span text:style-name="T3"> </text:span><text:span text:style-name="T9">static struct sembuf op_lock[1] = {0,-1,IPC_NOWAIT}.</text:span></text:p>
      <text:p text:style-name="P94"/>
      <text:p text:style-name="P27"><text:span text:style-name="T8">12. </text:span><text:span text:style-name="T6">Uruchomić program i spróbować opuścić semafor podnieść go po czym znowu opuścić.</text:span></text:p>
      <text:p text:style-name="P28"><text:span text:style-name="T6">Odp.: </text:span><text:span text:style-name="T7">Chcąc opuścić semafor program zwraca komunikat o błędzie, ponieważ program nie <text:tab/>oczekuje, aż wartość semafora będzie większa bądź równa wartości bezwzględnej pola <text:tab/>sem_op struktury sembuf. Jest to przykład działania znacznika operacji IPC_NOWAIT.</text:span></text:p>
      <text:p text:style-name="P90"/>
      <text:p text:style-name="P27"><text:span text:style-name="T8">13. </text:span><text:span text:style-name="T6">Wyjść i usunąć semafor, można usunąć IPC_NOWAIT.</text:span></text:p>
      <text:p text:style-name="P28"><text:span text:style-name="T6">Odp.: </text:span><text:span text:style-name="T7">Powiodło się, wygląd tablicy operacji:</text:span><text:span text:style-name="T6"> </text:span><text:span text:style-name="T10">static struct sembuf op_lock[1] = {0,-1,0}.</text:span></text:p>
      <text:p text:style-name="P94"/>
      <text:p text:style-name="P27"><text:span text:style-name="T8">14. </text:span><text:span text:style-name="T6">Uruchomić program podnieść kilka razy semafor i wyjść (nawet przez ^C).</text:span></text:p>
      <text:p text:style-name="P28"><text:span text:style-name="T6">Odp.: </text:span><text:span text:style-name="T7">Podniesiono semafor 5 razy, więc jego wartość wynosi 5. </text:span></text:p>
      <text:p text:style-name="P90"/>
      <text:p text:style-name="P27"><text:span text:style-name="T8">15. </text:span><text:span text:style-name="T6">Nie usuwać semafora, uruchomić program jeszcze raz tym razem próbując opuścić semafor. Czy stan semafora został zapamiętany?</text:span></text:p>
      <text:p text:style-name="P28"><text:span text:style-name="T6">Odp.: </text:span><text:span text:style-name="T7">Stan semafora został zapamiętany, co pozwoliło na opuszczenie go 5 razy. Obecna wartość <text:tab/>wynosi 0. </text:span></text:p>
      <text:p text:style-name="P90"/>
      <text:p text:style-name="P27"><text:span text:style-name="T8">16. </text:span><text:span text:style-name="T6">Wprowadzić modyfikacje do tablic operacji polegającą na dodaniu opcji SEM_UNDO.</text:span></text:p>
      <text:p text:style-name="P28"><text:span text:style-name="T6">Odp.: </text:span><text:span text:style-name="T7">Wygląd tablicy operacji:</text:span><text:span text:style-name="T6"> </text:span><text:span text:style-name="T10">static struct sembuf op_lock[1] = {0,-1,</text:span><text:span text:style-name="T11">SEM_UNDO</text:span><text:span text:style-name="T10">}.</text:span></text:p>
      <text:p text:style-name="P94"/>
      <text:p text:style-name="P27"><text:span text:style-name="T8">17. </text:span><text:span text:style-name="T6">Usunąć semafor, skompilować i uruchomić program.</text:span></text:p>
      <text:p text:style-name="P29"><text:span text:style-name="T6">Odp.: </text:span><text:span text:style-name="T7">Usunięto, skompilowano, uruchomiono.</text:span></text:p>
      <text:p text:style-name="P29"><text:span text:style-name="T7"/></text:p>
      <text:p text:style-name="P27"><text:soft-page-break/><text:span text:style-name="T8">18. </text:span><text:span text:style-name="T6">Powtórnie podnieść kilka razy semafor i wyjść.</text:span></text:p>
      <text:p text:style-name="P29"><text:span text:style-name="T6">Odp.: </text:span><text:span text:style-name="T7">Powiodło się. Podniesiono semafor 5 razy.</text:span></text:p>
      <text:p text:style-name="P91"/>
      <text:p text:style-name="P27"><text:span text:style-name="T8">19. U</text:span><text:span text:style-name="T6">ruchomić i spróbować opuścić semafor. Czy udało nam się zapamiętać ten stan?</text:span></text:p>
      <text:p text:style-name="P29"><text:span text:style-name="T6">Odp.: </text:span><text:span text:style-name="T7">Chcąc opuścić semafor program zawiesza się w oczekiwaniu na wartość semafora większą <text:tab/>bądź równą wartości bezwzględnej pola sem_op struktury sembuf. Stan semafora nie <text:tab/>został zapamiętany, ponieważ użyto znacznika operacji SEM_UNDO, który cofa wszelkie <text:tab/>zmiany na semaforze po wyjściu z programu, czyli po zakończeniu działania procesu. </text:span></text:p>
      <text:p text:style-name="P91"/>
      <text:p text:style-name="P92">20. Zmodyfikować program tak, aby semafory działały odwrotnie.</text:p>
      <text:p text:style-name="P91"/>
      <text:p text:style-name="P93">Zmiany w kodzie programu:</text:p>
      <text:p text:style-name="P18"><text:span text:style-name="T12">static</text:span><text:span text:style-name="T13"> </text:span><text:span text:style-name="T12">struct</text:span><text:span text:style-name="T13"> sembuf op_lock[</text:span><text:span text:style-name="T14">2</text:span><text:span text:style-name="T13">] = {</text:span><text:span text:style-name="T14">0</text:span><text:span text:style-name="T13">,</text:span><text:span text:style-name="T14">0</text:span><text:span text:style-name="T13">,</text:span><text:span text:style-name="T14">0</text:span><text:span text:style-name="T13">,</text:span><text:span text:style-name="T14">0</text:span><text:span text:style-name="T13">,</text:span><text:span text:style-name="T14">1</text:span><text:span text:style-name="T13">,</text:span><text:span text:style-name="T14">0</text:span><text:span text:style-name="T13">};</text:span></text:p>
      <text:p text:style-name="P18"><text:span text:style-name="T12">static</text:span><text:span text:style-name="T13"> </text:span><text:span text:style-name="T12">struct</text:span><text:span text:style-name="T13"> sembuf op_unlock[</text:span><text:span text:style-name="T14">1</text:span><text:span text:style-name="T13">] = {</text:span><text:span text:style-name="T14">0</text:span><text:span text:style-name="T13">,-</text:span><text:span text:style-name="T14">1</text:span><text:span text:style-name="T13">,IPC_NOWAIT};</text:span></text:p>
      <text:p text:style-name="P18"><text:span text:style-name="T12">void</text:span><text:span text:style-name="T13"> blokuj(</text:span><text:span text:style-name="T12">int</text:span><text:span text:style-name="T13"> semid)</text:span></text:p>
      <text:p text:style-name="P48">{</text:p>
      <text:p text:style-name="P48"><text:span text:style-name="T15"><text:tab/>if</text:span>(semop(semid,&amp;op_lock[<text:span text:style-name="T18">0</text:span>],<text:span text:style-name="T18">2</text:span>)&lt;<text:span text:style-name="T18">0</text:span>)</text:p>
      <text:p text:style-name="P48"><text:tab/>{</text:p>
      <text:p text:style-name="P48"><text:tab/><text:tab/>perror(<text:span text:style-name="T17">"[BLAD!] Wystapil blad lokowania semafora!\n"</text:span>);</text:p>
      <text:p text:style-name="P48"><text:tab/>}</text:p>
      <text:p text:style-name="P59"><text:tab/>else</text:p>
      <text:p text:style-name="P48"><text:tab/>{</text:p>
      <text:p text:style-name="P48"><text:tab/><text:tab/>printf(<text:span text:style-name="T17">"[OPUSZCZONY]\n"</text:span>);</text:p>
      <text:p text:style-name="P48"><text:tab/>}</text:p>
      <text:p text:style-name="P48">}</text:p>
      <text:p text:style-name="P48"/>
      <text:p text:style-name="P55">Opis zmian w kodzie programu:</text:p>
      <text:p text:style-name="P52">Należało dodać do tablicy struktur op_lock wartości {0,0,0,0,1,0}, do tablicy struktur op_unlock wartości {0,-1,IPC_NOWAIT}. Ponadto w funkcji blokuj należało w funkcji semop zmienić ostatni parametr określający liczbę elementów w tablicy struktur sembuf na wartość 2. </text:p>
      <text:p text:style-name="P52"/>
      <text:p text:style-name="P54">Opis działania programu po zmianach:</text:p>
      <text:p text:style-name="P51">W przypadku wybrania opcji „1” semafor zostaje opuszczony. W przypadku wybrania opcji „2” semafor zostaje podniesiony. Semafor może zostać podniesiony maksymalnie jeden raz. W przypadku chęci podniesienie więcej niż jeden raz program zawiesza się. W przypadku opuszczania semafora odejmowana jest wartość 1. Chcąc opuścić semafor w przypadku, gdy jego wartość wynosi 0 program nie zawiesza się, dzięki użyciu znacznika operacji IPC_NOWAIT.</text:p>
      <text:p text:style-name="P51"/>
      <text:p text:style-name="P56">21. Napisać osobny program automatycznie usuwający poprzednio stworzony semafor.</text:p>
      <text:p text:style-name="P56"/>
      <text:p text:style-name="P56">Kod źródłowy:</text:p>
      <text:p text:style-name="P56"/>
      <text:p text:style-name="P49"><text:span text:style-name="T15">#include </text:span><text:span text:style-name="T17">&lt;stdio.h&gt;</text:span></text:p>
      <text:p text:style-name="P48"><text:span text:style-name="T15">#include </text:span><text:span text:style-name="T17">&lt;unistd.h&gt;</text:span></text:p>
      <text:p text:style-name="P48"><text:span text:style-name="T15">#include </text:span><text:span text:style-name="T17">&lt;sys/types.h&gt;</text:span></text:p>
      <text:p text:style-name="P48"><text:span text:style-name="T15">#include </text:span><text:span text:style-name="T17">&lt;sys/ipc.h&gt;</text:span></text:p>
      <text:p text:style-name="P48"><text:span text:style-name="T15">#include </text:span><text:span text:style-name="T17">&lt;sys/sem.h&gt;</text:span></text:p>
      <text:p text:style-name="P58"><text:span text:style-name="T16"/></text:p>
      <text:p text:style-name="P58"><text:span text:style-name="T16">int</text:span><text:span text:style-name="T59"> main(</text:span><text:span text:style-name="T16">void</text:span><text:span text:style-name="T59">)</text:span></text:p>
      <text:p text:style-name="P48">{</text:p>
      <text:p text:style-name="P48"><text:span text:style-name="T15"><text:tab/>int</text:span> semid = -<text:span text:style-name="T18">1</text:span>;</text:p>
      <text:p text:style-name="P48"><text:span text:style-name="T15"><text:tab/>if</text:span>((semid = semget(ftok(<text:span text:style-name="T17">"/tmp"</text:span>,<text:span text:style-name="T18">0</text:span>),<text:span text:style-name="T18">1</text:span>,IPC_<text:span text:style-name="T64">EXCL</text:span> | <text:span text:style-name="T18">0666</text:span>))&lt;<text:span text:style-name="T18">0</text:span>)</text:p>
      <text:p text:style-name="P48"><text:tab/>{</text:p>
      <text:p text:style-name="P48"><text:tab/><text:tab/>perror(<text:span text:style-name="T17">"[BLAD!] Wystapil blad tworzenia semafora!\n"</text:span>);</text:p>
      <text:p text:style-name="P48"><text:soft-page-break/><text:tab/>}</text:p>
      <text:p text:style-name="P59"><text:tab/>else</text:p>
      <text:p text:style-name="P48"><text:tab/>{</text:p>
      <text:p text:style-name="P48"><text:tab/><text:tab/>printf(<text:span text:style-name="T17">"[STWORZONO SEMAFOR O ID: %d]\n"</text:span>,semid);</text:p>
      <text:p text:style-name="P48"><text:tab/><text:tab/>system(<text:span text:style-name="T17">"ipcs | grep 666"</text:span>);</text:p>
      <text:p text:style-name="P48"><text:tab/>}</text:p>
      <text:p text:style-name="P48"><text:span text:style-name="T15"><text:tab/>if</text:span>(semctl(semid,<text:span text:style-name="T18">0</text:span>,IPC_RMID,<text:span text:style-name="T18">0</text:span>)&lt;<text:span text:style-name="T18">0</text:span>)</text:p>
      <text:p text:style-name="P48"><text:tab/>{</text:p>
      <text:p text:style-name="P48"><text:tab/><text:tab/>perror(<text:span text:style-name="T17">"[BLAD!] Nie udalo sie usunac semafora!\n"</text:span>);</text:p>
      <text:p text:style-name="P48"><text:tab/>}</text:p>
      <text:p text:style-name="P59"><text:tab/>else</text:p>
      <text:p text:style-name="P48"><text:tab/>{</text:p>
      <text:p text:style-name="P48"><text:tab/><text:tab/>printf(<text:span text:style-name="T17">"[USUNIETO SEMAFOR O ID: %d]\n"</text:span>,semid);</text:p>
      <text:p text:style-name="P48"><text:tab/><text:tab/>system(<text:span text:style-name="T17">"ipcs | grep 666"</text:span>);</text:p>
      <text:p text:style-name="P48"><text:tab/>}</text:p>
      <text:p text:style-name="P48">}</text:p>
      <text:p text:style-name="P48"/>
      <text:p text:style-name="P72">Kompilacja:</text:p>
      <text:p text:style-name="P68"><text:span text:style-name="T65">83613@st11-lab312:~/</text:span><text:span text:style-name="T66">pw</text:span><text:span text:style-name="T65">$ </text:span><text:span text:style-name="T43">gcc zad</text:span><text:span text:style-name="T44">5</text:span><text:span text:style-name="T43">.c -Wall -o zad</text:span><text:span text:style-name="T44">5</text:span></text:p>
      <text:p text:style-name="P68"><text:span text:style-name="T44"/></text:p>
      <text:p text:style-name="P72">Uruchomienie:</text:p>
      <text:p text:style-name="P68"><text:span text:style-name="T65">83613@st11-lab312:~/</text:span><text:span text:style-name="T66">pw</text:span><text:span text:style-name="T65">$ </text:span><text:span text:style-name="T67">./</text:span><text:span text:style-name="T68">zad5</text:span></text:p>
      <text:p text:style-name="P68"><text:span text:style-name="T68"/></text:p>
      <text:p text:style-name="P72">Wynik zadziałania:</text:p>
      <text:p text:style-name="P73">[STWORZONO SEMAFOR O ID: 131072]</text:p>
      <text:p text:style-name="P73">0x00010003 131072 <text:s text:c="4"/><text:span text:style-name="T69">83613</text:span> <text:s text:c="4"/>666 <text:s text:c="7"/>1 <text:s text:c="8"/></text:p>
      <text:p text:style-name="P73">[USUNIETO SEMAFOR O ID: 131072]</text:p>
      <text:p text:style-name="P73"/>
      <text:p text:style-name="P74">Wnioski.</text:p>
      <text:p text:style-name="P73"/>
      <text:p text:style-name="P73">Realizując zadania laboratoryjne mogłem zapoznać się ze szczegółowym działaniem semaforów w systemie Linux. Zrozumiałem działanie funkcji semop, poznałem budowę tablicy struktur sembuf, jej pola oraz jakie wartości dane pola mogą przyjmować. Ponadto zapoznałem się ze skutkiem użycia znaczników operacji takich jak SEM_UNDO oraz IPC_NOWAIT w przypadku mechanizmu semaforów. Laboratorium nie sprawiło żadnych problemów. </text:p>
      <text:p text:style-name="P91"/>
      <text:p text:style-name="P95"/>
      <text:p text:style-name="P95"/>
      <text:p text:style-name="P95"/>
      <text:p text:style-name="P95"/>
      <text:p text:style-name="P95"/>
      <text:p text:style-name="P95"/>
      <text:p text:style-name="P9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Grande" svg:font-family="'Lucida Grande', Verdana, Lucida, Helvetica, Arial,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style:style>
    <style:style style:name="Normalny" style:family="paragraph">
      <style:paragraph-properties fo:margin-top="0cm" fo:margin-bottom="0.353cm" loext:contextual-spacing="false" fo:line-height="115%" fo:hyphenation-ladder-count="no-limit"/>
      <style:text-properties style:font-name-asian="Times New Roman" style:font-family-asian="'Times New Roman'" style:font-family-generic-asian="roman" style:font-pitch-asian="variable" style:language-asian="pl" style:country-asian="PL" fo:hyphenate="false"/>
    </style:style>
    <style:style style:name="Akapit_20_z_20_listą" style:display-name="Akapit z listą" style:family="paragraph" style:parent-style-name="Normalny">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font-size-complex="12pt" fo:hyphenate="false"/>
    </style:style>
    <style:style style:name="Bez_20_odstępów" style:display-name="Bez odstępów" style:family="paragraph">
      <style:paragraph-properties fo:margin-top="0cm" fo:margin-bottom="0cm" loext:contextual-spacing="false" fo:line-height="100%" fo:hyphenation-ladder-count="no-limit"/>
      <style:text-properties style:font-name-asian="Times New Roman" style:font-family-asian="'Times New Roman'" style:font-family-generic-asian="roman" style:font-pitch-asian="variable" style:language-asian="pl" style:country-asian="PL" fo:hyphenate="false"/>
    </style:style>
    <style:style style:name="Tekst_20_przypisu_20_dolnego" style:display-name="Tekst przypisu dolnego" style:family="paragraph" style:parent-style-name="Normalny">
      <style:paragraph-properties fo:margin-top="0cm" fo:margin-bottom="0cm" loext:contextual-spacing="false" fo:line-height="100%"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499cm" loext:contextual-spacing="false" fo:line-height="12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omyślna_20_czcionka_20_akapitu" style:display-name="Domyślna czcionka akapitu" style:family="text"/>
    <style:style style:name="Tekst_20_zastępczy" style:display-name="Tekst zastępczy" style:family="text" style:parent-style-name="Domyślna_20_czcionka_20_akapitu">
      <style:text-properties fo:color="#808080"/>
    </style:style>
    <style:style style:name="Tekst_20_przypisu_20_dolnego_20_Znak" style:display-name="Tekst przypisu dolnego Znak" style:family="text" style:parent-style-name="Domyślna_20_czcionka_20_akapitu">
      <style:text-properties fo:font-size="10pt" style:font-name-asian="Times New Roman" style:font-family-asian="'Times New Roman'" style:font-family-generic-asian="roman" style:font-pitch-asian="variable" style:font-size-asian="10pt" style:language-asian="pl" style:country-asian="PL"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WW_5f_CharLFO1LVL1" style:display-name="WW_CharLFO1LVL1" style:family="text">
      <style:text-properties fo:font-size="12pt" style:font-size-asian="12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Century Schoolbook L" fo:font-family="'Century Schoolbook L'" style:font-family-generic="roman"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Tomasz Odzimek</meta:initial-creator>
    <meta:creation-date>2017-10-16T17:53:00Z</meta:creation-date>
    <dc:date>2017-11-19T23:55:19.450408656</dc:date>
    <meta:print-date>2016-11-05T21:24:00Z</meta:print-date>
    <meta:editing-cycles>51</meta:editing-cycles>
    <meta:editing-duration>PT6H4M30S</meta:editing-duration>
    <meta:document-statistic meta:table-count="2" meta:image-count="0" meta:object-count="0" meta:page-count="9" meta:paragraph-count="298" meta:word-count="1694" meta:character-count="12357" meta:non-whitespace-character-count="10670"/>
    <meta:template xlink:type="simple" xlink:actuate="onRequest" xlink:title="" xlink:href="../../Pobrane/Sprawozdanie%20(1).odt/Normal.dotm"/>
  </office:meta>
</office:document-meta>
</file>